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6.4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7.08mm"/>
    </style:style>
    <style:style style:name="co6" style:family="table-column">
      <style:table-column-properties fo:break-before="auto" style:column-width="45.38mm"/>
    </style:style>
    <style:style style:name="co7" style:family="table-column">
      <style:table-column-properties fo:break-before="auto" style:column-width="59mm"/>
    </style:style>
    <style:style style:name="co8" style:family="table-column">
      <style:table-column-properties fo:break-before="auto" style:column-width="77.79mm"/>
    </style:style>
    <style:style style:name="co9" style:family="table-column">
      <style:table-column-properties fo:break-before="auto" style:column-width="41.45mm"/>
    </style:style>
    <style:style style:name="co10" style:family="table-column">
      <style:table-column-properties fo:break-before="auto" style:column-width="65.95mm"/>
    </style:style>
    <style:style style:name="co11" style:family="table-column">
      <style:table-column-properties fo:break-before="auto" style:column-width="79.45mm"/>
    </style:style>
    <style:style style:name="co12" style:family="table-column">
      <style:table-column-properties fo:break-before="auto" style:column-width="3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ae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33cc66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23ff23"/>
      <style:text-properties style:text-position=""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00dcff"/>
      <style:text-properties style:text-position=""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0000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66cc" fo:border-left="none" fo:border-right="none" fo:border-top="none"/>
      <style:text-properties fo:color="#000000" style:text-position="" style:font-name="Liberation Sans"/>
    </style:style>
    <style:style style:name="ce16" style:family="table-cell" style:parent-style-name="Default">
      <style:table-cell-properties fo:background-color="transparent"/>
      <style:text-properties fo:color="#000000" style:text-position="" style:font-name="Liberation Sans"/>
    </style:style>
    <style:style style:name="ce17" style:family="table-cell" style:parent-style-name="Default">
      <style:table-cell-properties fo:background-color="#808080"/>
      <style:text-properties style:text-position="" style:font-name="Liberation Sans"/>
    </style:style>
    <style:style style:name="ce18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19" style:family="table-cell" style:parent-style-name="Default">
      <style:text-properties style:text-position="" style:font-name="Liberation Sans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 style:text-position=""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text-position="" style:font-name="Liberation Sans"/>
    </style:style>
    <style:style style:name="ce23" style:family="table-cell" style:parent-style-name="Default">
      <style:table-cell-properties fo:background-color="transparent" fo:border="none"/>
      <style:text-properties fo:color="#000000" style:text-position="" style:font-name="Liberation Sans"/>
    </style:style>
    <style:style style:name="ce24" style:family="table-cell" style:parent-style-name="Default">
      <style:table-cell-properties fo:background-color="transparent" fo:border="none"/>
      <style:text-properties fo:color="#000000" style:text-position=""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text-position="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 style:text-position="" style:font-name="Liberation Sans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text-position=""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text-position="" style:font-name="Liberation Sans"/>
    </style:style>
    <style:style style:name="ce3" style:family="table-cell" style:parent-style-name="Default">
      <style:table-cell-properties fo:border="none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position="" style:font-name="Liberation Sans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text-position="" style:font-name="Liberation Sans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color="#000000" style:text-position="" style:font-name="Liberation Sans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/>
    </style:style>
    <style:style style:name="ce34" style:family="table-cell" style:parent-style-name="Default">
      <style:table-cell-properties fo:background-color="transparent"/>
      <style:text-properties style:text-position="" style:font-name="Liberation Sans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style:font-name="Liberation Sans"/>
    </style:style>
    <style:style style:name="ce36" style:family="table-cell" style:parent-style-name="Default">
      <style:table-cell-properties fo:background-color="#ff0000" fo:border="none"/>
      <style:text-properties style:text-position=""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00ae00" fo:border-left="none" fo:border-right="none" fo:border-top="none"/>
      <style:text-properties style:text-position="" style:font-name="Liberation Sans"/>
    </style:style>
    <style:style style:name="ce38" style:family="table-cell" style:parent-style-name="Default">
      <style:table-cell-properties fo:background-color="#00ae00" fo:border="none"/>
      <style:text-properties style:text-position="" style:font-name="Liberation Sans"/>
    </style:style>
    <style:style style:name="ce39" style:family="table-cell" style:parent-style-name="Default">
      <style:table-cell-properties fo:background-color="#00ae00"/>
      <style:text-properties style:text-position="" style:font-name="Liberation Sans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33cc66"/>
      <style:text-properties style:text-position="" style:font-name="Liberation Sans"/>
    </style:style>
    <style:style style:name="ce41" style:family="table-cell" style:parent-style-name="Default">
      <style:table-cell-properties fo:border-bottom="0.06pt solid #000000" fo:background-color="#ff0000" fo:border-left="none" fo:border-right="none" fo:border-top="none"/>
      <style:text-properties style:text-position="" style:font-name="Liberation Sans"/>
    </style:style>
    <style:style style:name="ce42" style:family="table-cell" style:parent-style-name="Default">
      <style:table-cell-properties fo:background-color="#9966cc" fo:border="none"/>
      <style:text-properties style:text-position="" style:font-name="Liberation Sans"/>
    </style:style>
    <style:style style:name="ce43" style:family="table-cell" style:parent-style-name="Default">
      <style:table-cell-properties fo:background-color="#9966cc"/>
      <style:text-properties style:text-position="" style:font-name="Liberation Sans"/>
    </style:style>
    <style:style style:name="ce44" style:family="table-cell" style:parent-style-name="Default">
      <style:table-cell-properties fo:border-bottom="0.06pt solid #000000" fo:background-color="#9966cc" fo:border-left="none" fo:border-right="none" fo:border-top="none"/>
      <style:text-properties style:text-position="" style:font-name="Liberation Sans"/>
    </style:style>
    <style:style style:name="ce45" style:family="table-cell" style:parent-style-name="Default">
      <style:table-cell-properties fo:background-color="#ff0000"/>
      <style:text-properties style:text-position="" style:font-name="Liberation Sans"/>
    </style:style>
    <style:style style:name="ce46" style:family="table-cell" style:parent-style-name="Default">
      <style:table-cell-properties fo:background-color="#00dcff"/>
      <style:text-properties style:text-position="" style:font-name="Liberation Sans"/>
    </style:style>
    <style:style style:name="ce47" style:family="table-cell" style:parent-style-name="Default">
      <style:table-cell-properties fo:border-bottom="0.06pt solid #000000" fo:background-color="#00dcff" fo:border-left="none" fo:border-right="none" fo:border-top="none"/>
      <style:text-properties style:text-position="" style:font-name="Liberation Sans"/>
    </style:style>
    <style:style style:name="ce48" style:family="table-cell" style:parent-style-name="Default">
      <style:table-cell-properties fo:background-color="#33cc66" fo:border="none"/>
      <style:text-properties style:text-position="" style:font-name="Liberation Sans"/>
    </style:style>
    <style:style style:name="ce49" style:family="table-cell" style:parent-style-name="Default">
      <style:table-cell-properties fo:background-color="#3deb3d"/>
      <style:text-properties style:text-position=""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dcff" fo:border="none"/>
      <style:text-properties style:text-position="" style:font-name="Liberation Sans"/>
    </style:style>
    <style:style style:name="ce51" style:family="table-cell" style:parent-style-name="Default">
      <style:table-cell-properties fo:border-bottom="0.06pt solid #000000" fo:background-color="#3deb3d" fo:border-left="none" fo:border-right="none" fo:border-top="none"/>
      <style:text-properties style:text-position="" style:font-name="Liberation Sans"/>
    </style:style>
    <style:style style:name="ce52" style:family="table-cell" style:parent-style-name="Default">
      <style:table-cell-properties fo:background-color="#00ae00"/>
      <style:text-properties style:text-position=""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f0000" fo:border-left="none" fo:border-right="none" fo:border-top="none"/>
      <style:text-properties style:text-position="" style:font-name="Liberation Sans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33cc66" fo:border-left="none" fo:border-right="none" fo:border-top="none"/>
      <style:text-properties style:text-position="" style:font-name="Liberation Sans"/>
    </style:style>
    <style:style style:name="ce55" style:family="table-cell" style:parent-style-name="Default">
      <style:table-cell-properties fo:border="none"/>
      <style:text-properties style:text-position="" style:font-name="Liberation Sans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style:text-position="" style:font-name="Liberation Sans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Liberation Sans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Liberation Sans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iberation Sans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text-position="" style:font-name="Liberation Sans" fo:font-weight="normal" style:font-weight-asian="normal" style:font-weight-complex="normal"/>
    </style:style>
    <style:style style:name="ce61" style:family="table-cell" style:parent-style-name="Default" style:data-style-name="N61">
      <style:text-properties style:text-position=""/>
    </style:style>
    <style:style style:name="ce70" style:family="table-cell" style:parent-style-name="Default">
      <style:text-properties style:text-position=""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ext-properties style:font-name="Liberation Sans" fo:font-weight="normal" style:font-weight-asian="normal" style:font-weight-complex="normal"/>
    </style:style>
    <style:style style:name="ce80" style:family="table-cell" style:parent-style-name="Default">
      <style:table-cell-properties fo:background-color="#00ae00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ackground-color="#33cc66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23ff23"/>
      <style:text-properties style:font-name="Liberation Sans" style:font-name-asian="Noto Sans CJK SC Regular" style:font-name-complex="FreeSans"/>
    </style:style>
    <style:style style:name="ce83" style:family="table-cell" style:parent-style-name="Default">
      <style:table-cell-properties fo:background-color="#00dcff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fo:background-color="#ff0000"/>
      <style:text-properties style:font-name="Liberation Sans" style:font-name-asian="Noto Sans CJK SC Regular" style:font-name-complex="FreeSans"/>
    </style:style>
    <style:style style:name="ce85" style:family="table-cell" style:parent-style-name="Default">
      <style:table-cell-properties fo:border-bottom="0.06pt solid #000000" fo:background-color="#9966cc" fo:border-left="none" fo:border-right="none" fo:border-top="none"/>
      <style:text-properties fo:color="#000000" style:font-name="Liberation Sans"/>
    </style:style>
    <style:style style:name="ce86" style:family="table-cell" style:parent-style-name="Default">
      <style:table-cell-properties fo:background-color="transparent"/>
      <style:text-properties fo:color="#000000" style:font-name="Liberation Sans"/>
    </style:style>
    <style:style style:name="ce87" style:family="table-cell" style:parent-style-name="Default">
      <style:table-cell-properties fo:background-color="#808080"/>
      <style:text-properties style:font-name="Liberation Sans"/>
    </style:style>
    <style:style style:name="ce88" style:family="table-cell" style:parent-style-name="Default">
      <style:text-properties style:font-name="Liberation Sans" fo:font-weight="bold" style:font-weight-asian="bold" style:font-weight-complex="bold"/>
    </style:style>
    <style:style style:name="ce89" style:family="table-cell" style:parent-style-name="Default">
      <style:text-properties style:font-name="Liberation Sans"/>
    </style:style>
    <style:style style:name="ce90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000000" style:font-name="Liberation Sans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/>
    </style:style>
    <style:style style:name="ce93" style:family="table-cell" style:parent-style-name="Default">
      <style:table-cell-properties fo:background-color="transparent" fo:border="none"/>
      <style:text-properties fo:color="#000000" style:font-name="Liberation Sans"/>
    </style:style>
    <style:style style:name="ce94" style:family="table-cell" style:parent-style-name="Default">
      <style:table-cell-properties fo:background-color="transparent" fo:border="none"/>
      <style:text-properties fo:color="#000000" style:font-name="Liberation Sans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fo:color="#000000" style:font-name="Liberation Sans"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normal" style:font-weight-asian="normal" style:font-weight-complex="normal"/>
    </style:style>
    <style:style style:name="ce9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Liberation Sans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font-name="Liberation Sans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color="#000000" style:font-name="Liberation 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104" style:family="table-cell" style:parent-style-name="Default">
      <style:table-cell-properties fo:background-color="transparent"/>
      <style:text-properties style:font-name="Liberation Sans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/>
    </style:style>
    <style:style style:name="ce106" style:family="table-cell" style:parent-style-name="Default">
      <style:table-cell-properties fo:background-color="#ff0000" fo:border="none"/>
      <style:text-properties style:font-name="Liberation Sans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00ae00" fo:border-left="none" fo:border-right="none" fo:border-top="none"/>
      <style:text-properties style:font-name="Liberation Sans"/>
    </style:style>
    <style:style style:name="ce108" style:family="table-cell" style:parent-style-name="Default">
      <style:table-cell-properties fo:background-color="#00ae00" fo:border="none"/>
      <style:text-properties style:font-name="Liberation Sans"/>
    </style:style>
    <style:style style:name="ce109" style:family="table-cell" style:parent-style-name="Default">
      <style:table-cell-properties fo:background-color="#00ae00"/>
      <style:text-properties style:font-name="Liberation Sans"/>
    </style:style>
    <style:style style:name="ce110" style:family="table-cell" style:parent-style-name="Default">
      <style:table-cell-properties fo:background-color="#33cc66"/>
      <style:text-properties style:font-name="Liberation Sans"/>
    </style:style>
    <style:style style:name="ce111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/>
    </style:style>
    <style:style style:name="ce112" style:family="table-cell" style:parent-style-name="Default">
      <style:table-cell-properties fo:background-color="#9966cc" fo:border="none"/>
      <style:text-properties style:font-name="Liberation Sans"/>
    </style:style>
    <style:style style:name="ce113" style:family="table-cell" style:parent-style-name="Default">
      <style:table-cell-properties fo:background-color="#9966cc"/>
      <style:text-properties style:font-name="Liberation Sans"/>
    </style:style>
    <style:style style:name="ce114" style:family="table-cell" style:parent-style-name="Default">
      <style:table-cell-properties fo:border-bottom="0.06pt solid #000000" fo:background-color="#9966cc" fo:border-left="none" fo:border-right="none" fo:border-top="none"/>
      <style:text-properties style:font-name="Liberation Sans"/>
    </style:style>
    <style:style style:name="ce115" style:family="table-cell" style:parent-style-name="Default">
      <style:table-cell-properties fo:background-color="#ff0000"/>
      <style:text-properties style:font-name="Liberation Sans"/>
    </style:style>
    <style:style style:name="ce116" style:family="table-cell" style:parent-style-name="Default">
      <style:table-cell-properties fo:background-color="#00dcff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00dcff" fo:border-left="none" fo:border-right="none" fo:border-top="none"/>
      <style:text-properties style:font-name="Liberation Sans"/>
    </style:style>
    <style:style style:name="ce118" style:family="table-cell" style:parent-style-name="Default">
      <style:table-cell-properties fo:background-color="#33cc66" fo:border="none"/>
      <style:text-properties style:font-name="Liberation Sans"/>
    </style:style>
    <style:style style:name="ce119" style:family="table-cell" style:parent-style-name="Default">
      <style:table-cell-properties fo:background-color="#3deb3d"/>
      <style:text-properties style:font-name="Liberation Sans"/>
    </style:style>
    <style:style style:name="ce120" style:family="table-cell" style:parent-style-name="Default">
      <style:table-cell-properties fo:background-color="#00dcff" fo:border="none"/>
      <style:text-properties style:font-name="Liberation Sans"/>
    </style:style>
    <style:style style:name="ce121" style:family="table-cell" style:parent-style-name="Default">
      <style:table-cell-properties fo:border-bottom="0.06pt solid #000000" fo:background-color="#3deb3d" fo:border-left="none" fo:border-right="none" fo:border-top="none"/>
      <style:text-properties style:font-name="Liberation Sans"/>
    </style:style>
    <style:style style:name="ce122" style:family="table-cell" style:parent-style-name="Default">
      <style:table-cell-properties fo:background-color="#00ae00"/>
      <style:text-properties style:font-name="Liberation Sans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fo:background-color="#33cc66" fo:border-left="none" fo:border-right="none" fo:border-top="none"/>
      <style:text-properties style:font-name="Liberation Sans"/>
    </style:style>
    <style:style style:name="ce12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26" style:family="table-cell" style:parent-style-name="Default">
      <style:table-cell-properties fo:border="none"/>
      <style:text-properties style:font-name="Liberation Sans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/>
    </style:style>
    <style:style style:name="ce130" style:family="table-cell" style:parent-style-name="Default">
      <style:table-cell-properties fo:border-bottom="0.06pt solid #000000" fo:border-left="none" fo:border-right="none" fo:border-top="none"/>
    </style:style>
    <style:style style:name="ce131" style:family="table-cell" style:parent-style-name="Default" style:data-style-name="N61"/>
    <style:style style:name="T1" style:family="text">
      <style:text-properties style:text-outline="false" style:text-line-through-style="none" style:text-line-through-type="none" style:text-position="0% 100%" fo:font-style="italic" fo:text-shadow="none" style:text-underline-style="none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Calibri" fo:font-size="9pt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8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11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inetic model is:</text:p>
          </table:table-cell>
        </table:table-row>
        <table:table-row table:style-name="ro1">
          <table:table-cell/>
          <table:table-cell office:value-type="string" calcext:value-type="string">
            <text:p>Metabolic regulation is sufficient for global and robust coordination of glucose uptake, catabolism, energy production and growth in Escherichia coli</text:p>
          </table:table-cell>
        </table:table-row>
        <table:table-row table:style-name="ro1">
          <table:table-cell/>
          <table:table-cell office:value-type="string" calcext:value-type="string">
            <text:p>by Pierre Millard, Kieran Smallbone, and Pedro Mendes (2017)</text:p>
          </table:table-cell>
        </table:table-row>
        <table:table-row table:style-name="ro1">
          <table:table-cell/>
          <table:table-cell office:value-type="string" calcext:value-type="string">
            <text:p>https://doi.org/10.1371/journal.pcbi.10053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oichiometric model is:</text:p>
          </table:table-cell>
        </table:table-row>
        <table:table-row table:style-name="ro1">
          <table:table-cell/>
          <table:table-cell office:value-type="string" calcext:value-type="string">
            <text:p>A comprehensive genome-scale reconstruction of Escherichia coli metabolism—2011</text:p>
          </table:table-cell>
        </table:table-row>
        <table:table-row table:style-name="ro1">
          <table:table-cell/>
          <table:table-cell office:value-type="string" calcext:value-type="string">
            <text:p>By Jeffrey D Orth, Tom M Conrad, Jessica Na, Joshua A Lerman, Hojung Nam, Adam M Feist, and Bernhard Ø Palsson (2011)</text:p>
          </table:table-cell>
        </table:table-row>
        <table:table-row table:style-name="ro1">
          <table:table-cell/>
          <table:table-cell office:value-type="string" calcext:value-type="string">
            <text:p>https://dx.doi.org/10.1038%2Fmsb.2011.65</text:p>
          </table:table-cell>
        </table:table-row>
        <table:table-row table:style-name="ro1">
          <table:table-cell/>
          <table:table-cell office:value-type="string" calcext:value-type="string">
            <text:p>(note that the complete wild-type model rather than the core model is used in this mapp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C numbers verified in KEGG</text:p>
          </table:table-cell>
        </table:table-row>
        <table:table-row table:style-name="ro1">
          <table:table-cell/>
          <table:table-cell office:value-type="string" calcext:value-type="string">
            <text:p>https://www.genome.jp/kegg/kegg2.html</text:p>
          </table:table-cell>
        </table:table-row>
      </table:table>
      <table:table table:name="Mapping" table:style-name="ta1">
        <table:table-column table:style-name="co2" table:default-cell-style-name="ce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4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" table:default-cell-style-name="Default"/>
        <table:table-column table:style-name="co1" table:number-columns-repeated="1006" table:default-cell-style-name="ce19"/>
        <table:table-row table:style-name="ro1">
          <table:table-cell table:style-name="ce2" office:value-type="string" calcext:value-type="string">
            <text:p><text:span text:style-name="T1">Sub-system</text:span></text:p>
          </table:table-cell>
          <table:table-cell table:style-name="ce20" office:value-type="string" calcext:value-type="string">
            <text:p>Kinetic model reaction ID</text:p>
          </table:table-cell>
          <table:table-cell table:style-name="ce20" office:value-type="string" calcext:value-type="string">
            <text:p>Kinetic model reaction</text:p>
          </table:table-cell>
          <table:table-cell table:style-name="ce20" office:value-type="string" calcext:value-type="string">
            <text:p>Kinetic model EC number</text:p>
          </table:table-cell>
          <table:table-cell table:style-name="ce20" office:value-type="string" calcext:value-type="string">
            <text:p>Stoichiometric model reaction ID</text:p>
          </table:table-cell>
          <table:table-cell table:style-name="ce20" office:value-type="string" calcext:value-type="string">
            <text:p>Stoichiometric model reaction</text:p>
          </table:table-cell>
          <table:table-cell table:style-name="ce20" office:value-type="string" calcext:value-type="string">
            <text:p>Stoichiometric model EC number</text:p>
          </table:table-cell>
          <table:table-cell table:style-name="ce20" office:value-type="string" calcext:value-type="string">
            <text:p>Relationship</text:p>
          </table:table-cell>
          <table:table-cell table:style-name="ce20" office:value-type="string" calcext:value-type="string">
            <text:p>Comment</text:p>
          </table:table-cell>
          <table:table-cell table:style-name="ce20" office:value-type="string" calcext:value-type="string">
            <text:p>Name in stoichiometric model</text:p>
          </table:table-cell>
          <table:table-cell table:style-name="ce20" office:value-type="string" calcext:value-type="string">
            <text:p>Note on nam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2">-</text:span></text:p>
          </table:table-cell>
          <table:table-cell table:style-name="ce21" office:value-type="string" calcext:value-type="string">
            <text:p>_GLC_FEED</text:p>
          </table:table-cell>
          <table:table-cell table:style-name="ce21" office:value-type="string" calcext:value-type="string">
            <text:p>-&gt; GLCx</text:p>
          </table:table-cell>
          <table:table-cell table:style-name="ce21"/>
          <table:table-cell table:style-name="ce26" office:value-type="string" calcext:value-type="string">
            <text:p>EX_glc_LPAREN_e_RPAREN_</text:p>
          </table:table-cell>
          <table:table-cell table:style-name="ce21" office:value-type="string" calcext:value-type="string">
            <text:p>D-Glucose{Extracellular} = </text:p>
          </table:table-cell>
          <table:table-cell/>
          <table:table-cell table:style-name="ce36" office:value-type="string" calcext:value-type="string">
            <text:p>reversed</text:p>
          </table:table-cell>
          <table:table-cell table:style-name="ce55"/>
          <table:table-cell table:style-name="ce56" office:value-type="string" calcext:value-type="string">
            <text:p>D-Glucose exchang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<text:span text:style-name="T2">-</text:span></text:p>
          </table:table-cell>
          <table:table-cell table:style-name="ce22" office:value-type="string" calcext:value-type="string">
            <text:p>_ACE_OUT</text:p>
          </table:table-cell>
          <table:table-cell table:style-name="ce22" office:value-type="string" calcext:value-type="string">
            <text:p>ACEx -&gt; </text:p>
          </table:table-cell>
          <table:table-cell table:style-name="ce22"/>
          <table:table-cell table:style-name="ce27" office:value-type="string" calcext:value-type="string">
            <text:p>EX_ac_LPAREN_e_RPAREN_</text:p>
          </table:table-cell>
          <table:table-cell table:style-name="ce22" office:value-type="string" calcext:value-type="string">
            <text:p>Acetate{Extracellular} = 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ate exchang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3" office:value-type="string" calcext:value-type="string">
            <text:p>XCH_GLC</text:p>
          </table:table-cell>
          <table:table-cell table:style-name="ce23" office:value-type="string" calcext:value-type="string">
            <text:p>GLCx = GLCp</text:p>
          </table:table-cell>
          <table:table-cell table:style-name="ce23"/>
          <table:table-cell table:style-name="ce26" office:value-type="string" calcext:value-type="string">
            <text:p>GLCtex</text:p>
          </table:table-cell>
          <table:table-cell table:style-name="ce24" office:value-type="string" calcext:value-type="string">
            <text:p>D-Glucose{Extracellular} = D-Glucose{Periplasm}</text:p>
          </table:table-cell>
          <table:table-cell/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P</text:p>
          </table:table-cell>
          <table:table-cell table:style-name="ce16" office:value-type="string" calcext:value-type="string">
            <text:p>Px = Pp</text:p>
          </table:table-cell>
          <table:table-cell table:style-name="ce16"/>
          <table:table-cell table:style-name="ce26" office:value-type="string" calcext:value-type="string">
            <text:p>PItex</text:p>
          </table:table-cell>
          <table:table-cell table:style-name="ce16" office:value-type="string" calcext:value-type="string">
            <text:p>Phosphate{Extracellular} = Phosphate{Periplasm}</text:p>
          </table:table-cell>
          <table:table-cell/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at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ACE1</text:p>
          </table:table-cell>
          <table:table-cell table:style-name="ce16" office:value-type="string" calcext:value-type="string">
            <text:p>ACE = ACEp</text:p>
          </table:table-cell>
          <table:table-cell table:style-name="ce16"/>
          <table:table-cell table:style-name="ce26" office:value-type="string" calcext:value-type="string">
            <text:p>ACt2rpp</text:p>
          </table:table-cell>
          <table:table-cell table:style-name="ce16" office:value-type="string" calcext:value-type="string">
            <text:p>Acetate{Periplasm} + H+{Periplasm} = Acetate{Cytoplasm} + H+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2 H+</text:p>
          </table:table-cell>
          <table:table-cell table:style-name="ce56" office:value-type="string" calcext:value-type="string">
            <text:p>acetate reversible transport via proton symport (periplasm)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XCH_ACE2</text:p>
          </table:table-cell>
          <table:table-cell table:style-name="ce22" office:value-type="string" calcext:value-type="string">
            <text:p>ACEp = ACEx</text:p>
          </table:table-cell>
          <table:table-cell table:style-name="ce22"/>
          <table:table-cell table:style-name="ce27" office:value-type="string" calcext:value-type="string">
            <text:p>ACtex</text:p>
          </table:table-cell>
          <table:table-cell table:style-name="ce27" office:value-type="string" calcext:value-type="string">
            <text:p>Acetate{Extracellular} = Acetate{Periplasm}</text:p>
          </table:table-cell>
          <table:table-cell table:style-name="ce33"/>
          <table:table-cell table:style-name="ce41" office:value-type="string" calcext:value-type="string">
            <text:p>reversed</text:p>
          </table:table-cell>
          <table:table-cell table:style-name="ce33"/>
          <table:table-cell table:style-name="ce33" office:value-type="string" calcext:value-type="string">
            <text:p>Acetate transport via diffusion (extracellular to 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3" office:value-type="string" calcext:value-type="string">
            <text:p>PTS_0</text:p>
          </table:table-cell>
          <table:table-cell table:style-name="ce23" office:value-type="string" calcext:value-type="string">
            <text:p>ei + PEP = eiP + PYR</text:p>
          </table:table-cell>
          <table:table-cell table:style-name="ce23" office:value-type="string" calcext:value-type="string">
            <text:p>2.7.3.9</text:p>
          </table:table-cell>
          <table:table-cell table:style-name="ce26" office:value-type="string" calcext:value-type="string">
            <text:p>GLCptspp</text:p>
          </table:table-cell>
          <table:table-cell table:style-name="ce23" office:value-type="string" calcext:value-type="string">
            <text:p>Phosphoenolpyruvate + D-Glucose{Periplasm} -&gt; "D-Glucose 6-phosphate"{Cytoplasm} + Pyruvate{Cytoplasm}</text:p>
          </table:table-cell>
          <table:table-cell/>
          <table:table-cell table:style-name="ce42" office:value-type="string" calcext:value-type="string">
            <text:p>Sub-network different structure</text:p>
          </table:table-cell>
          <table:table-cell table:style-name="ce56" office:value-type="string" calcext:value-type="string">
            <text:p>PTS_0+PTS_4</text:p>
          </table:table-cell>
          <table:table-cell table:style-name="ce56" office:value-type="string" calcext:value-type="string">
            <text:p>D-glucose transport via PEP:Pyr PTS (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1</text:p>
          </table:table-cell>
          <table:table-cell table:style-name="ce16" office:value-type="string" calcext:value-type="string">
            <text:p>hpr + eiP = hprP + ei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2</text:p>
          </table:table-cell>
          <table:table-cell table:style-name="ce16" office:value-type="string" calcext:value-type="string">
            <text:p>eiia + hprP = eiiaP + hpr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3</text:p>
          </table:table-cell>
          <table:table-cell table:style-name="ce16" office:value-type="string" calcext:value-type="string">
            <text:p>eiicb + eiiaP = eiicbP + eiia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PTS_4</text:p>
          </table:table-cell>
          <table:table-cell table:style-name="ce22" office:value-type="string" calcext:value-type="string">
            <text:p>GLCp + eiicbP = G6P + eiicb</text:p>
          </table:table-cell>
          <table:table-cell table:style-name="ce22" office:value-type="string" calcext:value-type="string">
            <text:p>2.7.1.199</text:p>
          </table:table-cell>
          <table:table-cell table:style-name="ce27" office:value-type="string" calcext:value-type="string">
            <text:p>GLCptspp</text:p>
          </table:table-cell>
          <table:table-cell table:style-name="ce22" office:value-type="string" calcext:value-type="string">
            <text:p>Phosphoenolpyruvate + D-Glucose{Periplasm} -&gt; "D-Glucose 6-phosphate"{Cytoplasm} + Pyruvate{Cytoplasm}</text:p>
          </table:table-cell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 office:value-type="string" calcext:value-type="string">
            <text:p>PTS_0+PTS_4</text:p>
          </table:table-cell>
          <table:table-cell table:style-name="ce33" office:value-type="string" calcext:value-type="string">
            <text:p>D-glucose transport via PEP:Pyr PTS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2" office:value-type="string" calcext:value-type="string">
            <text:p>PIT</text:p>
          </table:table-cell>
          <table:table-cell table:style-name="ce22" office:value-type="string" calcext:value-type="string">
            <text:p>Pp + Hout = P + Hin; <text:s/>Hout Hin</text:p>
          </table:table-cell>
          <table:table-cell table:style-name="ce22"/>
          <table:table-cell table:style-name="ce27" office:value-type="string" calcext:value-type="string">
            <text:p>PIt2rpp</text:p>
          </table:table-cell>
          <table:table-cell table:style-name="ce22" office:value-type="string" calcext:value-type="string">
            <text:p>H+{Periplasm} + Phosphate{Periplasm} = H+{Cytoplasm} + Phosphate{Cytoplasm}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phosphate reversible transport via symport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3" office:value-type="string" calcext:value-type="string">
            <text:p>PGI</text:p>
          </table:table-cell>
          <table:table-cell table:style-name="ce23" office:value-type="string" calcext:value-type="string">
            <text:p>G6P = F6P; <text:s/>PEP PGN</text:p>
          </table:table-cell>
          <table:table-cell table:style-name="ce23" office:value-type="string" calcext:value-type="string">
            <text:p>5.3.1.9</text:p>
          </table:table-cell>
          <table:table-cell table:style-name="ce26" office:value-type="string" calcext:value-type="string">
            <text:p>PGI</text:p>
          </table:table-cell>
          <table:table-cell table:style-name="ce23" office:value-type="string" calcext:value-type="string">
            <text:p>"D-Glucose 6-phosphate"{Cytoplasm} = "D-Fructose 6-phosphate"{Cytoplasm}</text:p>
          </table:table-cell>
          <table:table-cell office:value-type="string" calcext:value-type="string">
            <text:p>5.3.1.9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-6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FK</text:p>
          </table:table-cell>
          <table:table-cell table:style-name="ce16" office:value-type="string" calcext:value-type="string">
            <text:p>ATP + F6P = ADP + FDP; <text:s/>PEP MgADP MgATP</text:p>
          </table:table-cell>
          <table:table-cell table:style-name="ce16" office:value-type="string" calcext:value-type="string">
            <text:p>2.7.1.11</text:p>
          </table:table-cell>
          <table:table-cell table:style-name="ce26" office:value-type="string" calcext:value-type="string">
            <text:p>PFK</text:p>
          </table:table-cell>
          <table:table-cell table:style-name="ce16" office:value-type="string" calcext:value-type="string">
            <text:p>ATP + "D-Fructose 6-phosphate"{Cytoplasm} -&gt; ADP + "D-Fructose 1,6-bisphosphate" + H+{Cytoplasm}</text:p>
          </table:table-cell>
          <table:table-cell office:value-type="string" calcext:value-type="string">
            <text:p>2.7.1.1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ofructo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P</text:p>
          </table:table-cell>
          <table:table-cell table:style-name="ce16" office:value-type="string" calcext:value-type="string">
            <text:p>FDP -&gt; F6P + P; <text:s/>AMP MG MgFDP</text:p>
          </table:table-cell>
          <table:table-cell table:style-name="ce16" office:value-type="string" calcext:value-type="string">
            <text:p>3.1.3.11</text:p>
          </table:table-cell>
          <table:table-cell table:style-name="ce26" office:value-type="string" calcext:value-type="string">
            <text:p>FBP</text:p>
          </table:table-cell>
          <table:table-cell table:style-name="ce16" office:value-type="string" calcext:value-type="string">
            <text:p>"D-Fructose 1,6-bisphosphate" + H2O{Cytoplasm} -&gt; "D-Fructose 6-phosphate"{Cytoplasm} + Phosphate{Cytoplasm}</text:p>
          </table:table-cell>
          <table:table-cell office:value-type="string" calcext:value-type="string">
            <text:p>3.1.3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ructose-bisphospha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A</text:p>
          </table:table-cell>
          <table:table-cell table:style-name="ce16" office:value-type="string" calcext:value-type="string">
            <text:p>FDP = DAP + GAP; <text:s/>PEP</text:p>
          </table:table-cell>
          <table:table-cell table:style-name="ce16" office:value-type="string" calcext:value-type="string">
            <text:p>4.1.2.13</text:p>
          </table:table-cell>
          <table:table-cell table:style-name="ce26" office:value-type="string" calcext:value-type="string">
            <text:p>FBA</text:p>
          </table:table-cell>
          <table:table-cell table:style-name="ce16" office:value-type="string" calcext:value-type="string">
            <text:p>"D-Fructose 1,6-bisphosphate" = "Dihydroxyacetone phosphate" + "Glyceraldehyde 3-phosphate"</text:p>
          </table:table-cell>
          <table:table-cell office:value-type="string" calcext:value-type="string">
            <text:p>4.1.2.1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fructose-bisphosphate ald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TPI</text:p>
          </table:table-cell>
          <table:table-cell table:style-name="ce16" office:value-type="string" calcext:value-type="string">
            <text:p>DAP = GAP</text:p>
          </table:table-cell>
          <table:table-cell table:style-name="ce16" office:value-type="string" calcext:value-type="string">
            <text:p>5.3.1.1</text:p>
          </table:table-cell>
          <table:table-cell table:style-name="ce26" office:value-type="string" calcext:value-type="string">
            <text:p>TPI</text:p>
          </table:table-cell>
          <table:table-cell table:style-name="ce16" office:value-type="string" calcext:value-type="string">
            <text:p>"Dihydroxyacetone phosphate" = "Glyceraldehyde 3-phosphate"</text:p>
          </table:table-cell>
          <table:table-cell office:value-type="string" calcext:value-type="string">
            <text:p>5.3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triose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DH</text:p>
          </table:table-cell>
          <table:table-cell table:style-name="ce16" office:value-type="string" calcext:value-type="string">
            <text:p>GAP + NAD + P = BPG + NADH</text:p>
          </table:table-cell>
          <table:table-cell table:style-name="ce16" office:value-type="string" calcext:value-type="string">
            <text:p>1.2.1.12</text:p>
          </table:table-cell>
          <table:table-cell table:style-name="ce26" office:value-type="string" calcext:value-type="string">
            <text:p>GAPD</text:p>
          </table:table-cell>
          <table:table-cell table:style-name="ce16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office:value-type="string" calcext:value-type="string">
            <text:p>1.2.1.12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glyceraldehyde-3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K</text:p>
          </table:table-cell>
          <table:table-cell table:style-name="ce16" office:value-type="string" calcext:value-type="string">
            <text:p>ADP + BPG = ATP + PGA3; <text:s/>MgADP MgATP</text:p>
          </table:table-cell>
          <table:table-cell table:style-name="ce16" office:value-type="string" calcext:value-type="string">
            <text:p>2.7.2.3</text:p>
          </table:table-cell>
          <table:table-cell table:style-name="ce26" office:value-type="string" calcext:value-type="string">
            <text:p>PGK</text:p>
          </table:table-cell>
          <table:table-cell table:style-name="ce16" office:value-type="string" calcext:value-type="string">
            <text:p>3-Phospho-D-glycerate + ATP = "3-Phospho-D-glyceroyl phosphate" + ADP</text:p>
          </table:table-cell>
          <table:table-cell office:value-type="string" calcext:value-type="string">
            <text:p>2.7.2.3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PM</text:p>
          </table:table-cell>
          <table:table-cell table:style-name="ce16" office:value-type="string" calcext:value-type="string">
            <text:p>PGA3 = PGA2</text:p>
          </table:table-cell>
          <table:table-cell table:style-name="ce16" office:value-type="string" calcext:value-type="string">
            <text:p>5.4.2.11/12</text:p>
          </table:table-cell>
          <table:table-cell table:style-name="ce26" office:value-type="string" calcext:value-type="string">
            <text:p>PGM</text:p>
          </table:table-cell>
          <table:table-cell table:style-name="ce16" office:value-type="string" calcext:value-type="string">
            <text:p>"D-Glycerate 2-phosphate" = 3-Phospho-D-glycerate</text:p>
          </table:table-cell>
          <table:table-cell table:style-name="ce34" office:value-type="string" calcext:value-type="string">
            <text:p>5.4.2.1 (transferred to 5.4.2.11/12 in 2013)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mu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NO</text:p>
          </table:table-cell>
          <table:table-cell table:style-name="ce16" office:value-type="string" calcext:value-type="string">
            <text:p>PGA2 = PEP</text:p>
          </table:table-cell>
          <table:table-cell table:style-name="ce16" office:value-type="string" calcext:value-type="string">
            <text:p>4.2.1.11</text:p>
          </table:table-cell>
          <table:table-cell table:style-name="ce26" office:value-type="string" calcext:value-type="string">
            <text:p>ENO</text:p>
          </table:table-cell>
          <table:table-cell table:style-name="ce16" office:value-type="string" calcext:value-type="string">
            <text:p>"D-Glycerate 2-phosphate" = H2O{Cytoplasm} + Phosphoenolpyruvate</text:p>
          </table:table-cell>
          <table:table-cell office:value-type="string" calcext:value-type="string">
            <text:p>4.2.1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en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YK</text:p>
          </table:table-cell>
          <table:table-cell table:style-name="ce16" office:value-type="string" calcext:value-type="string">
            <text:p>ADP + PEP -&gt; ATP + PYR; <text:s/>FDP G6P GL6P MgADP MgATP R5P RU5P S7P SUCCOA X5P</text:p>
          </table:table-cell>
          <table:table-cell table:style-name="ce16" office:value-type="string" calcext:value-type="string">
            <text:p>2.7.1.40</text:p>
          </table:table-cell>
          <table:table-cell table:style-name="ce26" office:value-type="string" calcext:value-type="string">
            <text:p>PYK</text:p>
          </table:table-cell>
          <table:table-cell table:style-name="ce16" office:value-type="string" calcext:value-type="string">
            <text:p>ADP + H+{Cytoplasm} + Phosphoenolpyruvate -&gt; ATP + Pyruvate{Cytoplasm}</text:p>
          </table:table-cell>
          <table:table-cell office:value-type="string" calcext:value-type="string">
            <text:p>2.7.1.40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pyruv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PS</text:p>
          </table:table-cell>
          <table:table-cell table:style-name="ce16" office:value-type="string" calcext:value-type="string">
            <text:p>ATP + PYR = AMP + PEP + P; <text:s/>ADP AKG OAA MG MgADP MgATP</text:p>
          </table:table-cell>
          <table:table-cell table:style-name="ce16" office:value-type="string" calcext:value-type="string">
            <text:p>2.7.9.2</text:p>
          </table:table-cell>
          <table:table-cell table:style-name="ce26" office:value-type="string" calcext:value-type="string">
            <text:p>PPS</text:p>
          </table:table-cell>
          <table:table-cell table:style-name="ce16" office:value-type="string" calcext:value-type="string">
            <text:p>ATP + H2O{Cytoplasm} + Pyruvate{Cytoplasm} -&gt; AMP{Cytoplasm} + 2 * H+{Cytoplasm} + Phosphoenolpyruvate + Phosphate{Cytoplasm}</text:p>
          </table:table-cell>
          <table:table-cell office:value-type="string" calcext:value-type="string">
            <text:p>2.7.9.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office:value-type="string" calcext:value-type="string">
            <text:p>H2O + 2H+</text:p>
          </table:table-cell>
          <table:table-cell table:style-name="ce56" office:value-type="string" calcext:value-type="string">
            <text:p>phosphoenolpyruvate synth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PDH</text:p>
          </table:table-cell>
          <table:table-cell table:style-name="ce22" office:value-type="string" calcext:value-type="string">
            <text:p>COA + NAD + PYR = ACCOA + NADH + HCO3</text:p>
          </table:table-cell>
          <table:table-cell table:style-name="ce22" office:value-type="string" calcext:value-type="string">
            <text:p>1.2.1.-</text:p>
          </table:table-cell>
          <table:table-cell table:style-name="ce27" office:value-type="string" calcext:value-type="string">
            <text:p>PDH</text:p>
          </table:table-cell>
          <table:table-cell table:style-name="ce22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33"/>
          <table:table-cell table:style-name="ce47" office:value-type="string" calcext:value-type="string">
            <text:p>acid hydrolysis; different reversibility</text:p>
          </table:table-cell>
          <table:table-cell table:style-name="ce33" office:value-type="string" calcext:value-type="string">
            <text:p>HCO3 → CO2</text:p>
          </table:table-cell>
          <table:table-cell table:style-name="ce33" office:value-type="string" calcext:value-type="string">
            <text:p>pyruvate dehydrogen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3" office:value-type="string" calcext:value-type="string">
            <text:p>ZWF</text:p>
          </table:table-cell>
          <table:table-cell table:style-name="ce23" office:value-type="string" calcext:value-type="string">
            <text:p>G6P + NADP = GL6P + NADPH</text:p>
          </table:table-cell>
          <table:table-cell table:style-name="ce23" office:value-type="string" calcext:value-type="string">
            <text:p>1.1.1.49</text:p>
          </table:table-cell>
          <table:table-cell table:style-name="ce26" office:value-type="string" calcext:value-type="string">
            <text:p>G6PDH2r</text:p>
          </table:table-cell>
          <table:table-cell table:style-name="ce23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office:value-type="string" calcext:value-type="string">
            <text:p>1.1.1.49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H+</text:p>
          </table:table-cell>
          <table:table-cell table:style-name="ce56" office:value-type="string" calcext:value-type="string">
            <text:p>glucose 6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L</text:p>
          </table:table-cell>
          <table:table-cell table:style-name="ce16" office:value-type="string" calcext:value-type="string">
            <text:p>GL6P = PGN; <text:s/>G6P</text:p>
          </table:table-cell>
          <table:table-cell table:style-name="ce16" office:value-type="string" calcext:value-type="string">
            <text:p>3.1.1.31</text:p>
          </table:table-cell>
          <table:table-cell table:style-name="ce26" office:value-type="string" calcext:value-type="string">
            <text:p>PGL</text:p>
          </table:table-cell>
          <table:table-cell table:style-name="ce16" office:value-type="string" calcext:value-type="string">
            <text:p>6-phospho-D-glucono-1,5-lactone + H2O{Cytoplasm} -&gt; 6-Phospho-D-gluconate + H+{Cytoplasm}</text:p>
          </table:table-cell>
          <table:table-cell office:value-type="string" calcext:value-type="string">
            <text:p>3.1.1.31</text:p>
          </table:table-cell>
          <table:table-cell table:style-name="ce46" office:value-type="string" calcext:value-type="string">
            <text:p>different reversibility</text:p>
          </table:table-cell>
          <table:table-cell/>
          <table:table-cell table:style-name="ce56" office:value-type="string" calcext:value-type="string">
            <text:p>6-phosphogluconolacto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L6P_HYDROLYSIS</text:p>
          </table:table-cell>
          <table:table-cell table:style-name="ce16" office:value-type="string" calcext:value-type="string">
            <text:p>GL6P = PGN</text:p>
          </table:table-cell>
          <table:table-cell table:style-name="ce16"/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NADP + PGN = NADPH + RU5P + HCO3; <text:s/>ATP FDP</text:p>
          </table:table-cell>
          <table:table-cell table:style-name="ce16" office:value-type="string" calcext:value-type="string">
            <text:p>1.1.1.44</text:p>
          </table:table-cell>
          <table:table-cell table:style-name="ce26" office:value-type="string" calcext:value-type="string">
            <text:p>GND</text:p>
          </table:table-cell>
          <table:table-cell table:style-name="ce16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office:value-type="string" calcext:value-type="string">
            <text:p>1.1.1.44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phosphoglucon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E</text:p>
          </table:table-cell>
          <table:table-cell table:style-name="ce16" office:value-type="string" calcext:value-type="string">
            <text:p>RU5P = X5P</text:p>
          </table:table-cell>
          <table:table-cell table:style-name="ce16" office:value-type="string" calcext:value-type="string">
            <text:p>5.1.3.1</text:p>
          </table:table-cell>
          <table:table-cell table:style-name="ce26" office:value-type="string" calcext:value-type="string">
            <text:p>RPE</text:p>
          </table:table-cell>
          <table:table-cell table:style-name="ce16" office:value-type="string" calcext:value-type="string">
            <text:p>"D-Ribulose 5-phosphate" = "D-Xylulose 5-phosphate"</text:p>
          </table:table-cell>
          <table:table-cell office:value-type="string" calcext:value-type="string">
            <text:p>5.1.3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ribulose 5-phosphate 3-epi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I</text:p>
          </table:table-cell>
          <table:table-cell table:style-name="ce16" office:value-type="string" calcext:value-type="string">
            <text:p>RU5P = R5P; <text:s/>E4P</text:p>
          </table:table-cell>
          <table:table-cell table:style-name="ce16" office:value-type="string" calcext:value-type="string">
            <text:p>5.3.1.6</text:p>
          </table:table-cell>
          <table:table-cell table:style-name="ce26" office:value-type="string" calcext:value-type="string">
            <text:p>RPI</text:p>
          </table:table-cell>
          <table:table-cell table:style-name="ce16" office:value-type="string" calcext:value-type="string">
            <text:p>"alpha-D-Ribose 5-phosphate"{Cytoplasm} = "D-Ribulose 5-phosphate"</text:p>
          </table:table-cell>
          <table:table-cell office:value-type="string" calcext:value-type="string">
            <text:p>5.3.1.6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ribose-5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2</text:p>
          </table:table-cell>
          <table:table-cell table:style-name="ce29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 office:value-type="string" calcext:value-type="string">
            <text:p>2 reactions in Kinetic model are combined in one reaction in Palsson model and had to add X5P_GAP_TKT one more time</text:p>
          </table:table-cell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E4P_TKT</text:p>
          </table:table-cell>
          <table:table-cell table:style-name="ce23" office:value-type="string" calcext:value-type="string">
            <text:p>E4P + tktC2 = F6P + tkt</text:p>
          </table:table-cell>
          <table:table-cell table:style-name="ce23" office:value-type="string" calcext:value-type="string">
            <text:p>2.2.1.1</text:p>
          </table:table-cell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 office:value-type="float" office:value="0" calcext:value-type="float">
            <text:p>0</text:p>
          </table:covered-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S7P_R5P_TKT</text:p>
          </table:table-cell>
          <table:table-cell table:style-name="ce23" office:value-type="string" calcext:value-type="string">
            <text:p>R5P + tktC2 = S7P + tkt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1</text:p>
          </table:table-cell>
          <table:table-cell table:style-name="ce29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 2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/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GAP_TAL</text:p>
          </table:table-cell>
          <table:table-cell table:style-name="ce23" office:value-type="string" calcext:value-type="string">
            <text:p>GAP + talC3 = F6P + tal</text:p>
          </table:table-cell>
          <table:table-cell table:style-name="ce23" office:value-type="string" calcext:value-type="string">
            <text:p>2.2.1.2</text:p>
          </table:table-cell>
          <table:table-cell table:style-name="ce26" office:value-type="string" calcext:value-type="string">
            <text:p>TALA</text:p>
          </table:table-cell>
          <table:table-cell table:style-name="ce31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office:value-type="string" calcext:value-type="string">
            <text:p>2.2.1.2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9" office:value-type="string" calcext:value-type="string" table:number-columns-spanned="1" table:number-rows-spanned="2">
            <text:p>transaldo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S7P_E4P_TAL</text:p>
          </table:table-cell>
          <table:table-cell table:style-name="ce22" office:value-type="string" calcext:value-type="string">
            <text:p>S7P + tal = E4P + talC3</text:p>
          </table:table-cell>
          <table:table-cell table:style-name="ce22" office:value-type="string" calcext:value-type="string">
            <text:p>2.2.1.2</text:p>
          </table:table-cell>
          <table:table-cell table:style-name="ce27"/>
          <table:covered-table-cell table:style-name="ce32"/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/>
          <table:covered-table-cell table:style-name="ce33"/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3" office:value-type="string" calcext:value-type="string">
            <text:p>EDD</text:p>
          </table:table-cell>
          <table:table-cell table:style-name="ce23" office:value-type="string" calcext:value-type="string">
            <text:p>PGN = KDPG</text:p>
          </table:table-cell>
          <table:table-cell table:style-name="ce23" office:value-type="string" calcext:value-type="string">
            <text:p>4.2.1.12</text:p>
          </table:table-cell>
          <table:table-cell table:style-name="ce26" office:value-type="string" calcext:value-type="string">
            <text:p>EDD</text:p>
          </table:table-cell>
          <table:table-cell table:style-name="ce23" office:value-type="string" calcext:value-type="string">
            <text:p>6-Phospho-D-gluconate -&gt; "2-Dehydro-3-deoxy-D-gluconate 6-phosphate" + H2O{Cytoplasm}</text:p>
          </table:table-cell>
          <table:table-cell office:value-type="string" calcext:value-type="string">
            <text:p>4.2.1.1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</text:p>
          </table:table-cell>
          <table:table-cell table:style-name="ce56" office:value-type="string" calcext:value-type="string">
            <text:p>6-phosphogluconate dehydrat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EDA</text:p>
          </table:table-cell>
          <table:table-cell table:style-name="ce22" office:value-type="string" calcext:value-type="string">
            <text:p>KDPG = GAP + PYR</text:p>
          </table:table-cell>
          <table:table-cell table:style-name="ce22" office:value-type="string" calcext:value-type="string">
            <text:p>4.1.2.14</text:p>
          </table:table-cell>
          <table:table-cell table:style-name="ce27" office:value-type="string" calcext:value-type="string">
            <text:p>EDA</text:p>
          </table:table-cell>
          <table:table-cell table:style-name="ce22" office:value-type="string" calcext:value-type="string">
            <text:p>"2-Dehydro-3-deoxy-D-gluconate 6-phosphate" -&gt; "Glyceraldehyde 3-phosphate" + Pyruvate{Cytoplasm}</text:p>
          </table:table-cell>
          <table:table-cell table:style-name="ce33" office:value-type="string" calcext:value-type="string">
            <text:p>4.1.2.14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2-dehydro-3-deoxy-phosphogluconate aldol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3" office:value-type="string" calcext:value-type="string">
            <text:p>PPC</text:p>
          </table:table-cell>
          <table:table-cell table:style-name="ce23" office:value-type="string" calcext:value-type="string">
            <text:p>PEP + HCO3 = OAA + P; <text:s/>ACCOA CIT FDP FUM MAL SUC ASP CYS</text:p>
          </table:table-cell>
          <table:table-cell table:style-name="ce23" office:value-type="string" calcext:value-type="string">
            <text:p>4.1.1.31</text:p>
          </table:table-cell>
          <table:table-cell table:style-name="ce26" office:value-type="string" calcext:value-type="string">
            <text:p>PPC</text:p>
          </table:table-cell>
          <table:table-cell table:style-name="ce23" office:value-type="string" calcext:value-type="string">
            <text:p>CO2{Cytoplasm} + H2O{Cytoplasm} + Phosphoenolpyruvate -&gt; H+{Cytoplasm} + Oxaloacetate + Phosphate{Cytoplasm}</text:p>
          </table:table-cell>
          <table:table-cell office:value-type="string" calcext:value-type="string">
            <text:p>4.1.1.31</text:p>
          </table:table-cell>
          <table:table-cell table:style-name="ce50" office:value-type="string" calcext:value-type="string">
            <text:p>acid hydrolysis; different reversibility</text:p>
          </table:table-cell>
          <table:table-cell table:style-name="ce56" office:value-type="string" calcext:value-type="string">
            <text:p>HCO3→CO2 + H2O</text:p>
          </table:table-cell>
          <table:table-cell table:style-name="ce56" office:value-type="string" calcext:value-type="string">
            <text:p>phosphoenolpyruvate carbox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CK</text:p>
          </table:table-cell>
          <table:table-cell table:style-name="ce16" office:value-type="string" calcext:value-type="string">
            <text:p>ATP + OAA = ADP + PEP + HCO3; <text:s/>MgADP MgATP</text:p>
          </table:table-cell>
          <table:table-cell table:style-name="ce16" office:value-type="string" calcext:value-type="string">
            <text:p>4.1.1.49</text:p>
          </table:table-cell>
          <table:table-cell table:style-name="ce26" office:value-type="string" calcext:value-type="string">
            <text:p>PPCK</text:p>
          </table:table-cell>
          <table:table-cell table:style-name="ce16" office:value-type="string" calcext:value-type="string">
            <text:p>ATP + Oxaloacetate -&gt; ADP + CO2{Cytoplasm} + Phosphoenolpyruvate</text:p>
          </table:table-cell>
          <table:table-cell office:value-type="string" calcext:value-type="string">
            <text:p>4.1.1.49</text:p>
          </table:table-cell>
          <table:table-cell table:style-name="ce50" office:value-type="string" calcext:value-type="string">
            <text:p>acid hydrolysis; different reversibility</text:p>
          </table:table-cell>
          <table:table-cell office:value-type="string" calcext:value-type="string">
            <text:p>HCO3→CO2</text:p>
          </table:table-cell>
          <table:table-cell table:style-name="ce56" office:value-type="string" calcext:value-type="string">
            <text:p>phosphoenolpyruvate carboxy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AL + NAD -&gt; NADH + PYR + HCO3; <text:s/>ATP ACCOA COA MG ASP MN</text:p>
          </table:table-cell>
          <table:table-cell table:style-name="ce22" office:value-type="string" calcext:value-type="string">
            <text:p>1.1.1.39</text:p>
          </table:table-cell>
          <table:table-cell table:style-name="ce27" office:value-type="string" calcext:value-type="string">
            <text:p>ME1</text:p>
          </table:table-cell>
          <table:table-cell table:style-name="ce22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33" office:value-type="string" calcext:value-type="string">
            <text:p>1.1.1.38</text:p>
          </table:table-cell>
          <table:table-cell table:style-name="ce51" office:value-type="string" calcext:value-type="string">
            <text:p>acid hydrolysis </text:p>
          </table:table-cell>
          <table:table-cell table:style-name="ce33" office:value-type="string" calcext:value-type="string">
            <text:p>HCO3→CO2</text:p>
          </table:table-cell>
          <table:table-cell table:style-name="ce33" office:value-type="string" calcext:value-type="string">
            <text:p>malic enzyme (NAD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3" office:value-type="string" calcext:value-type="string">
            <text:p>GLT</text:p>
          </table:table-cell>
          <table:table-cell table:style-name="ce23" office:value-type="string" calcext:value-type="string">
            <text:p>ACCOA + OAA = CIT + COA; <text:s/>ATP AKG NADH</text:p>
          </table:table-cell>
          <table:table-cell table:style-name="ce23" office:value-type="string" calcext:value-type="string">
            <text:p>2.3.3.1</text:p>
          </table:table-cell>
          <table:table-cell table:style-name="ce26" office:value-type="string" calcext:value-type="string">
            <text:p>CS</text:p>
          </table:table-cell>
          <table:table-cell table:style-name="ce23" office:value-type="string" calcext:value-type="string">
            <text:p>Acetyl-CoA + H2O{Cytoplasm} + Oxaloacetate -&gt; Citrate{Cytoplasm} + "Coenzyme A" + H+{Cytoplasm}</text:p>
          </table:table-cell>
          <table:table-cell/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 + H+</text:p>
          </table:table-cell>
          <table:table-cell table:style-name="ce56" office:value-type="string" calcext:value-type="string">
            <text:p>citrate synth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1</text:p>
          </table:table-cell>
          <table:table-cell table:style-name="ce16" office:value-type="string" calcext:value-type="string">
            <text:p>CIT = ACO; <text:s/>I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a</text:p>
          </table:table-cell>
          <table:table-cell table:style-name="ce16" office:value-type="string" calcext:value-type="string">
            <text:p>Citrate{Cytoplasm} = cis-Aconitate + H2O{Cytoplasm}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A, 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2</text:p>
          </table:table-cell>
          <table:table-cell table:style-name="ce16" office:value-type="string" calcext:value-type="string">
            <text:p>ACO = ICIT; <text:s/>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b</text:p>
          </table:table-cell>
          <table:table-cell table:style-name="ce16" office:value-type="string" calcext:value-type="string">
            <text:p>cis-Aconitate + H2O{Cytoplasm} = Isocitrate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B, Iso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ICD</text:p>
          </table:table-cell>
          <table:table-cell table:style-name="ce16" office:value-type="string" calcext:value-type="string">
            <text:p>ICIT + NADP = AKG + NADPH + HCO3; <text:s/>icd</text:p>
          </table:table-cell>
          <table:table-cell table:style-name="ce16" office:value-type="string" calcext:value-type="string">
            <text:p>1.1.1.42</text:p>
          </table:table-cell>
          <table:table-cell table:style-name="ce26" office:value-type="string" calcext:value-type="string">
            <text:p>ICDHyr</text:p>
          </table:table-cell>
          <table:table-cell table:style-name="ce16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office:value-type="string" calcext:value-type="string">
            <text:p>1.1.1.42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isocitrate dehydrogenase (NADP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1</text:p>
          </table:table-cell>
          <table:table-cell table:style-name="ce16" office:value-type="string" calcext:value-type="string">
            <text:p>ATP + icd = ADP + icd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2</text:p>
          </table:table-cell>
          <table:table-cell table:style-name="ce16" office:value-type="string" calcext:value-type="string">
            <text:p>icdP = icd + 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LPD</text:p>
          </table:table-cell>
          <table:table-cell table:style-name="ce16" office:value-type="string" calcext:value-type="string">
            <text:p>COA + AKG + NAD -&gt; NADH + SUCCOA + HCO3</text:p>
          </table:table-cell>
          <table:table-cell table:style-name="ce16" office:value-type="string" calcext:value-type="string">
            <text:p>1.2.4.2</text:p>
          </table:table-cell>
          <table:table-cell table:style-name="ce26" office:value-type="string" calcext:value-type="string">
            <text:p>AKGDH</text:p>
          </table:table-cell>
          <table:table-cell table:style-name="ce16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/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2-Oxogluterate dehydrogenase</text:p>
          </table:table-cell>
          <table:table-cell office:value-type="string" calcext:value-type="string">
            <text:p>[<text:span text:style-name="T6">sic</text:span>] – should be oxoglutarate</text:p>
          </table:table-cell>
          <table:table-cell table:number-columns-repeated="1007"/>
        </table:table-row>
        <table:table-row table:style-name="ro1">
          <table:covered-table-cell table:style-name="ce7"/>
          <table:table-cell table:style-name="ce16" office:value-type="string" calcext:value-type="string">
            <text:p>SK</text:p>
          </table:table-cell>
          <table:table-cell table:style-name="ce16" office:value-type="string" calcext:value-type="string">
            <text:p>ADP + SUCCOA + P = ATP + COA + SUC</text:p>
          </table:table-cell>
          <table:table-cell table:style-name="ce16" office:value-type="string" calcext:value-type="string">
            <text:p>6.2.1.5</text:p>
          </table:table-cell>
          <table:table-cell table:style-name="ce26" office:value-type="string" calcext:value-type="string">
            <text:p>SUCOAS</text:p>
          </table:table-cell>
          <table:table-cell table:style-name="ce16" office:value-type="string" calcext:value-type="string">
            <text:p>ATP + "Coenzyme A" + Succinate{Cytoplasm} = ADP + Phosphate{Cytoplasm} + Succinyl-CoA</text:p>
          </table:table-cell>
          <table:table-cell office:value-type="string" calcext:value-type="string">
            <text:p>6.2.1.5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succinyl-CoA synthetase (ADP-forming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UMA</text:p>
          </table:table-cell>
          <table:table-cell table:style-name="ce16" office:value-type="string" calcext:value-type="string">
            <text:p>FUM = MAL</text:p>
          </table:table-cell>
          <table:table-cell table:style-name="ce16" office:value-type="string" calcext:value-type="string">
            <text:p>4.2.1.2</text:p>
          </table:table-cell>
          <table:table-cell table:style-name="ce26" office:value-type="string" calcext:value-type="string">
            <text:p>FUM</text:p>
          </table:table-cell>
          <table:table-cell table:style-name="ce16" office:value-type="string" calcext:value-type="string">
            <text:p>Fumarate{Cytoplasm} + H2O{Cytoplasm} = L-Malate{Cytoplasm}</text:p>
          </table:table-cell>
          <table:table-cell office:value-type="string" calcext:value-type="string">
            <text:p>4.2.1.2</text:p>
          </table:table-cell>
          <table:table-cell table:style-name="ce46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uma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4" office:value-type="string" calcext:value-type="string">
            <text:p>MQO</text:p>
          </table:table-cell>
          <table:table-cell table:style-name="ce24" office:value-type="string" calcext:value-type="string">
            <text:p>MAL + Q = OAA + QH2</text:p>
          </table:table-cell>
          <table:table-cell table:style-name="ce24" office:value-type="string" calcext:value-type="string">
            <text:p>1.1.5.4</text:p>
          </table:table-cell>
          <table:table-cell table:style-name="ce26" office:value-type="string" calcext:value-type="string">
            <text:p>MDH2</text:p>
          </table:table-cell>
          <table:table-cell table:style-name="ce24" office:value-type="string" calcext:value-type="string">
            <text:p>L-Malate{Cytoplasm} + Ubiquinone-8 -&gt; Oxaloacetate + Ubiquinol-8</text:p>
          </table:table-cell>
          <table:table-cell table:style-name="ce34" office:value-type="string" calcext:value-type="string">
            <text:p>1.1.99.16 (obsolete, transferred to 1.1.5.4 in 2009)</text:p>
          </table:table-cell>
          <table:table-cell table:style-name="ce52" office:value-type="string" calcext:value-type="string">
            <text:p>identical</text:p>
          </table:table-cell>
          <table:table-cell table:style-name="ce18"/>
          <table:table-cell table:style-name="ce56" office:value-type="string" calcext:value-type="string">
            <text:p>Malate dehydrogenase (ubiquinone 8 as acceptor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5" office:value-type="string" calcext:value-type="string">
            <text:p>MDH</text:p>
          </table:table-cell>
          <table:table-cell table:style-name="ce25" office:value-type="string" calcext:value-type="string">
            <text:p>QH2 + OAA = MAL + Q; <text:s/>NAD NADH</text:p>
          </table:table-cell>
          <table:table-cell table:style-name="ce25" office:value-type="string" calcext:value-type="string">
            <text:p>1.1.1.37</text:p>
          </table:table-cell>
          <table:table-cell table:style-name="ce27" office:value-type="string" calcext:value-type="string">
            <text:p>MDH</text:p>
          </table:table-cell>
          <table:table-cell table:style-name="ce25" office:value-type="string" calcext:value-type="string">
            <text:p>L-Malate{Cytoplasm} + NAD{Cytoplasm} = Oxaloacetate{Cytoplasm} + NADH{Cytoplasm}</text:p>
          </table:table-cell>
          <table:table-cell table:style-name="ce33" office:value-type="string" calcext:value-type="string">
            <text:p>1.1.1.37</text:p>
          </table:table-cell>
          <table:table-cell table:style-name="ce53" office:value-type="string" calcext:value-type="string">
            <text:p>reversed</text:p>
          </table:table-cell>
          <table:table-cell table:style-name="ce20"/>
          <table:table-cell table:style-name="ce60" office:value-type="string" calcext:value-type="string">
            <text:p>malate dehydrogenase</text:p>
          </table:table-cell>
          <table:table-cell table:style-name="ce33" office:value-type="string" calcext:value-type="string">
            <text:p>Malate dehydrogenase (NAD(P)+ as acceptor)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3" office:value-type="string" calcext:value-type="string">
            <text:p>ACEA</text:p>
          </table:table-cell>
          <table:table-cell table:style-name="ce23" office:value-type="string" calcext:value-type="string">
            <text:p>ICIT = GLX + SUC; <text:s/>PEP PGA3</text:p>
          </table:table-cell>
          <table:table-cell table:style-name="ce23" office:value-type="string" calcext:value-type="string">
            <text:p>4.1.3.1</text:p>
          </table:table-cell>
          <table:table-cell table:style-name="ce26" office:value-type="string" calcext:value-type="string">
            <text:p>ICL</text:p>
          </table:table-cell>
          <table:table-cell table:style-name="ce23" office:value-type="string" calcext:value-type="string">
            <text:p>Isocitrate -&gt; Glyoxylate + Succinate{Cytoplasm}</text:p>
          </table:table-cell>
          <table:table-cell office:value-type="string" calcext:value-type="string">
            <text:p>4.1.3.1</text:p>
          </table:table-cell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Isocitrate ly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EB</text:p>
          </table:table-cell>
          <table:table-cell table:style-name="ce22" office:value-type="string" calcext:value-type="string">
            <text:p>ACCOA + GLX = COA + MAL</text:p>
          </table:table-cell>
          <table:table-cell table:style-name="ce22" office:value-type="string" calcext:value-type="string">
            <text:p>2.3.3.9</text:p>
          </table:table-cell>
          <table:table-cell table:style-name="ce27" office:value-type="string" calcext:value-type="string">
            <text:p>MALS</text:p>
          </table:table-cell>
          <table:table-cell table:style-name="ce22" office:value-type="string" calcext:value-type="string">
            <text:p>Acetyl-CoA + Glyoxylate + H2O{Cytoplasm} -&gt; "Coenzyme A" + H+{Cytoplasm} + L-Malate{Cytoplasm}</text:p>
          </table:table-cell>
          <table:table-cell table:style-name="ce33" office:value-type="string" calcext:value-type="string">
            <text:p>4.1.3.2</text:p>
          </table:table-cell>
          <table:table-cell table:style-name="ce47" office:value-type="string" calcext:value-type="string">
            <text:p>different reversibility</text:p>
          </table:table-cell>
          <table:table-cell table:style-name="ce33"/>
          <table:table-cell table:style-name="ce33" office:value-type="string" calcext:value-type="string">
            <text:p>malate synth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3" office:value-type="string" calcext:value-type="string">
            <text:p>PTA</text:p>
          </table:table-cell>
          <table:table-cell table:style-name="ce23" office:value-type="string" calcext:value-type="string">
            <text:p>ACCOA + P = COA + ACP</text:p>
          </table:table-cell>
          <table:table-cell table:style-name="ce23" office:value-type="string" calcext:value-type="string">
            <text:p>2.3.1.8</text:p>
          </table:table-cell>
          <table:table-cell table:style-name="ce26" office:value-type="string" calcext:value-type="string">
            <text:p>PTAr</text:p>
          </table:table-cell>
          <table:table-cell table:style-name="ce23" office:value-type="string" calcext:value-type="string">
            <text:p>Acetyl-CoA + Phosphate{Cytoplasm} = "Acetyl phosphate" + "Coenzyme A"</text:p>
          </table:table-cell>
          <table:table-cell office:value-type="string" calcext:value-type="string">
            <text:p>2.3.1.8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phosphotransacet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K</text:p>
          </table:table-cell>
          <table:table-cell table:style-name="ce16" office:value-type="string" calcext:value-type="string">
            <text:p>ACP + ADP = ACE + ATP</text:p>
          </table:table-cell>
          <table:table-cell table:style-name="ce16" office:value-type="string" calcext:value-type="string">
            <text:p>2.7.2.1</text:p>
          </table:table-cell>
          <table:table-cell table:style-name="ce26" office:value-type="string" calcext:value-type="string">
            <text:p>ACKr</text:p>
          </table:table-cell>
          <table:table-cell table:style-name="ce16" office:value-type="string" calcext:value-type="string">
            <text:p>Acetate{Cytoplasm} + ATP = "Acetyl phosphate" + ADP</text:p>
          </table:table-cell>
          <table:table-cell office:value-type="string" calcext:value-type="string">
            <text:p>2.7.2.1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acetate 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S</text:p>
          </table:table-cell>
          <table:table-cell table:style-name="ce22" office:value-type="string" calcext:value-type="string">
            <text:p>ACE + ATP + COA -&gt; ACCOA + AMP + 2 * P</text:p>
          </table:table-cell>
          <table:table-cell table:style-name="ce22" office:value-type="string" calcext:value-type="string">
            <text:p>6.2.1.1</text:p>
          </table:table-cell>
          <table:table-cell table:style-name="ce27" office:value-type="string" calcext:value-type="string">
            <text:p>ACS</text:p>
          </table:table-cell>
          <table:table-cell table:style-name="ce22" office:value-type="string" calcext:value-type="string">
            <text:p>Acetate{Cytoplasm} + ATP + "Coenzyme A" -&gt; Acetyl-CoA + AMP{Cytoplasm} + Diphosphate</text:p>
          </table:table-cell>
          <table:table-cell table:style-name="ce33" office:value-type="string" calcext:value-type="string">
            <text:p>6.2.1.1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yl-CoA synthet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3" office:value-type="string" calcext:value-type="string">
            <text:p>NDHI</text:p>
          </table:table-cell>
          <table:table-cell table:style-name="ce23" office:value-type="string" calcext:value-type="string">
            <text:p>NADH + Q + 4 * Hin = NAD + QH2 + 4 * Hout; <text:s/>Hin Hout</text:p>
          </table:table-cell>
          <table:table-cell table:style-name="ce23" office:value-type="string" calcext:value-type="string">
            <text:p>1.6.5.3</text:p>
          </table:table-cell>
          <table:table-cell table:style-name="ce26" office:value-type="string" calcext:value-type="string">
            <text:p>NADH16pp</text:p>
          </table:table-cell>
          <table:table-cell table:style-name="ce23" office:value-type="string" calcext:value-type="string">
            <text:p>H+{Cytoplasm} + "Nicotinamide adenine dinucleotide - reduced" + Ubiquinone-8 -&gt; "Nicotinamide adenine dinucleotide" + Ubiquinol-8</text:p>
          </table:table-cell>
          <table:table-cell office:value-type="string" calcext:value-type="string">
            <text:p>1.6.5.3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different stoichiometry for H+</text:p>
          </table:table-cell>
          <table:table-cell table:style-name="ce56" office:value-type="string" calcext:value-type="string">
            <text:p>NADH dehydrogenase (ubiquinone-8 &amp; 3 protons) (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NDHII</text:p>
          </table:table-cell>
          <table:table-cell table:style-name="ce16" office:value-type="string" calcext:value-type="string">
            <text:p>NADH + Q = NAD + QH2</text:p>
          </table:table-cell>
          <table:table-cell table:style-name="ce16" office:value-type="string" calcext:value-type="string">
            <text:p>1.6.5.9</text:p>
          </table:table-cell>
          <table:table-cell table:style-name="ce26" office:value-type="string" calcext:value-type="string">
            <text:p>NADH5</text:p>
          </table:table-cell>
          <table:table-cell table:style-name="ce16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34" office:value-type="string" calcext:value-type="string">
            <text:p>1.6.5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NADH dehydrogenase (ubiquinone-8 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TBO</text:p>
          </table:table-cell>
          <table:table-cell table:style-name="ce16" office:value-type="string" calcext:value-type="string">
            <text:p>2 * QH2 + 8 * Hin + O2 = 2 * Q + 8 * Hout + 2 * H2O; <text:s/>Hin Hout</text:p>
          </table:table-cell>
          <table:table-cell table:style-name="ce16" office:value-type="string" calcext:value-type="string">
            <text:p>1.10.3.10</text:p>
          </table:table-cell>
          <table:table-cell table:style-name="ce26" office:value-type="string" calcext:value-type="string">
            <text:p>CYTBO3_4pp</text:p>
          </table:table-cell>
          <table:table-cell table:style-name="ce16" office:value-type="string" calcext:value-type="string">
            <text:p>4 * H+{Cytoplasm} + 0.5 * O2{Cytoplasm} + Ubiquinol-8 -&gt; H2O{Cytoplasm} + Ubiquinone-8 + 4 * H+{Periplasm}</text:p>
          </table:table-cell>
          <table:table-cell/>
          <table:table-cell office:value-type="string" calcext:value-type="string">
            <text:p>different stoichiometry</text:p>
          </table:table-cell>
          <table:table-cell/>
          <table:table-cell table:style-name="ce56" office:value-type="string" calcext:value-type="string">
            <text:p>cytochrome oxidase bo3 (ubiquinol-8: 4 protons) (periplasm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TP_SYN</text:p>
          </table:table-cell>
          <table:table-cell table:style-name="ce22" office:value-type="string" calcext:value-type="string">
            <text:p>ADP + P + 4 * Hout = ATP + 4 * Hin; <text:s/>Hin Hout</text:p>
          </table:table-cell>
          <table:table-cell table:style-name="ce22" office:value-type="string" calcext:value-type="string">
            <text:p>3.6.3.14</text:p>
          </table:table-cell>
          <table:table-cell table:style-name="ce27" office:value-type="string" calcext:value-type="string">
            <text:p>ATPS4rpp</text:p>
          </table:table-cell>
          <table:table-cell table:style-name="ce22" office:value-type="string" calcext:value-type="string">
            <text:p>ADP + Phosphate{Cytoplasm} + 4 * H+{Periplasm} = ATP + 3 * H+{Cytoplasm} + H2O{Cytoplasm}</text:p>
          </table:table-cell>
          <table:table-cell table:style-name="ce33" office:value-type="string" calcext:value-type="string">
            <text:p>3.6.3.14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- H+ ; + H2O</text:p>
          </table:table-cell>
          <table:table-cell table:style-name="ce33" office:value-type="string" calcext:value-type="string">
            <text:p>ATP synthase (four protons for one ATP)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3" office:value-type="string" calcext:value-type="string">
            <text:p>PNT</text:p>
          </table:table-cell>
          <table:table-cell table:style-name="ce23" office:value-type="string" calcext:value-type="string">
            <text:p>NAD + NADPH = NADH + NADP</text:p>
          </table:table-cell>
          <table:table-cell table:style-name="ce23" office:value-type="string" calcext:value-type="string">
            <text:p>1.6.1.1/2/3</text:p>
          </table:table-cell>
          <table:table-cell table:style-name="ce26" office:value-type="string" calcext:value-type="string">
            <text:p>NADTRHD</text:p>
          </table:table-cell>
          <table:table-cell table:style-name="ce2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/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NAD trans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DK</text:p>
          </table:table-cell>
          <table:table-cell table:style-name="ce16" office:value-type="string" calcext:value-type="string">
            <text:p>AMP + ATP = 2 * ADP</text:p>
          </table:table-cell>
          <table:table-cell table:style-name="ce16" office:value-type="string" calcext:value-type="string">
            <text:p>2.7.4.3</text:p>
          </table:table-cell>
          <table:table-cell table:style-name="ce26" office:value-type="string" calcext:value-type="string">
            <text:p>ADK1</text:p>
          </table:table-cell>
          <table:table-cell table:style-name="ce16" office:value-type="string" calcext:value-type="string">
            <text:p>AMP{Cytoplasm} + ATP = 2 * ADP</text:p>
          </table:table-cell>
          <table:table-cell office:value-type="string" calcext:value-type="string">
            <text:p>2.7.4.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TP_MAINTENANCE</text:p>
          </table:table-cell>
          <table:table-cell table:style-name="ce16" office:value-type="string" calcext:value-type="string">
            <text:p>ATP = ADP + P</text:p>
          </table:table-cell>
          <table:table-cell table:style-name="ce16"/>
          <table:table-cell table:style-name="ce26" office:value-type="string" calcext:value-type="string">
            <text:p>ATPM</text:p>
          </table:table-cell>
          <table:table-cell table:style-name="ce16" office:value-type="string" calcext:value-type="string">
            <text:p>ATP + H2O{Cytoplasm} -&gt; ADP + H+{Cytoplasm} + Phosphate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ATP maintenance requirement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A</text:p>
          </table:table-cell>
          <table:table-cell table:style-name="ce16" office:value-type="string" calcext:value-type="string">
            <text:p>ATP = CAMP + 2 * P; <text:s/>eiiaP</text:p>
          </table:table-cell>
          <table:table-cell table:style-name="ce16" office:value-type="string" calcext:value-type="string">
            <text:p>4.6.1.1</text:p>
          </table:table-cell>
          <table:table-cell table:style-name="ce26" office:value-type="string" calcext:value-type="string">
            <text:p>ADNCYC</text:p>
          </table:table-cell>
          <table:table-cell table:style-name="ce16" office:value-type="string" calcext:value-type="string">
            <text:p>ATP -&gt; cAMP + Diphosphate</text:p>
          </table:table-cell>
          <table:table-cell office:value-type="string" calcext:value-type="string">
            <text:p>4.6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cyc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DOS</text:p>
          </table:table-cell>
          <table:table-cell table:style-name="ce22" office:value-type="string" calcext:value-type="string">
            <text:p>CAMP = AMP</text:p>
          </table:table-cell>
          <table:table-cell table:style-name="ce22" office:value-type="string" calcext:value-type="string">
            <text:p>3.1.4.53</text:p>
          </table:table-cell>
          <table:table-cell table:style-name="ce27" office:value-type="string" calcext:value-type="string">
            <text:p>PDE4</text:p>
          </table:table-cell>
          <table:table-cell table:style-name="ce22" office:value-type="string" calcext:value-type="string">
            <text:p>cAMP + H2O{Cytoplasm} -&gt; AMP{Cytoplasm} + H+{Cytoplasm}</text:p>
          </table:table-cell>
          <table:table-cell table:style-name="ce35" office:value-type="string" calcext:value-type="string">
            <text:p>3.1.4.17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H2O</text:p>
          </table:table-cell>
          <table:table-cell table:style-name="ce33" office:value-type="string" calcext:value-type="string">
            <text:p>3,5-cyclic-nucleotide phosphodiester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22" office:value-type="string" calcext:value-type="string">
            <text:p>GROWTH</text:p>
          </table:table-cell>
          <table:table-cell table:style-name="ce22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style-name="ce22"/>
          <table:table-cell table:style-name="ce28" office:value-type="string" calcext:value-type="string">
            <text:p>Ec_biomass_iJO1366_WT_53p95M</text:p>
          </table:table-cell>
          <table:table-cell table:style-name="ce22" office:value-type="string" calcext:value-type="string">
            <text:p>0.000223 10fthf_c + 0.000223 2dmmql8_c + 2.5e-05 2fe2s_c + 0.000248 4fe4s_c + 0.000223 5mthf_c + 0.000279 accoa_c + 0.000223 adocbl_c + 0.499149 ala_DASH_L_c + 0.000223 amet_c + 0.28742 arg_DASH_L_c + 0.234232 asn_DASH_L_c + 0.234232 asp_DASH_L_c + 54.119975 atp_c + 0.000116 bmocogdp_c + 2e-06 btn_c + 0.004952 ca2_c + 0.000223 chor_c + 0.004952 cl_c + 0.002944 clpn160_p + 0.00229 clpn161_p + 0.00118 clpn181_p + 0.000168 coa_c + 2.4e-05 cobalt2_c + 0.008151 colipa_e + 0.129799 ctp_c + 0.000674 cu2_c + 0.088988 cys_DASH_L_c + 0.024805 datp_c + 0.025612 dctp_c + 0.025612 dgtp_c + 0.024805 dttp_c + 0.000223 enter_c + 0.000223 fad_c + 0.006388 fe2_c + 0.007428 fe3_c + 0.255712 gln_DASH_L_c + 0.255712 glu_DASH_L_c + 0.595297 gly_c + 0.154187 glycogen_c + 0.000223 gthrd_c + 0.209121 gtp_c + 48.752916 h2o_c + 0.000223 hemeO_c + 0.092056 his_DASH_L_c + 0.282306 ile_DASH_L_c + 0.18569 k_c + 0.437778 leu_DASH_L_c + 3e-06 lipopb_c + 0.333448 lys_DASH_L_c + 3.1e-05 malcoa_c + 0.149336 met_DASH_L_c + 0.008253 mg2_c + 0.000223 mlthf_c + 0.000658 mn2_c + 7e-06 mobd_c + 7e-06 mococdp_c + 7e-06 mocogdp_c + 0.000223 mql8_c + 0.001345 murein3p3p_p + 0.000605 murein3px4p_p + 0.005381 murein4p4p_p + 0.005448 murein4px4p_p + 0.000673 murein4px4px4p_p + 0.001787 nad_c + 4.5e-05 nadh_c + 0.000112 nadp_c + 0.000335 nadph_c + 0.012379 nh4_c + 0.000307 ni2_c + 0.012366 pe160_c + 0.031798 pe160_p + 0.009618 pe161_c + 0.024732 pe161_p + 0.004957 pe181_c + 0.012747 pe181_p + 0.005707 pg160_c + 0.004892 pg160_p + 0.004439 pg161_c + 0.003805 pg161_p + 0.002288 pg181_c + 0.001961 pg181_p + 0.180021 phe_DASH_L_c + 0.000223 pheme_c + 0.214798 pro_DASH_L_c + 0.03327 ptrc_c + 0.000223 pydx5p_c + 0.000223 q8h2_c + 0.000223 ribflv_c + 0.209684 ser_DASH_L_c + 0.000223 sheme_c + 0.004126 so4_c + 0.006744 spmd_c + 9.8e-05 succoa_c + 0.000223 thf_c + 0.000223 thmpp_c + 0.246506 thr_DASH_L_c + 0.055234 trp_DASH_L_c + 0.133993 tyr_DASH_L_c + 5.5e-05 udcpdp_c + 0.140101 utp_c + 0.411184 val_DASH_L_c + 0.000324 zn2_c --&gt; 53.95 adp_c + 53.95 h_c + 53.945874 pi_c + 0.749831 ppi_c</text:p>
          </table:table-cell>
          <table:table-cell table:style-name="ce33"/>
          <table:table-cell table:style-name="ce33" office:value-type="string" calcext:value-type="string">
            <text:p>different</text:p>
          </table:table-cell>
          <table:table-cell table:style-name="ce33" office:value-type="string" calcext:value-type="string">
            <text:p>stoichiometric model has a different definition of the reaction modelled to simulate biomass synthesis</text:p>
          </table:table-cell>
          <table:table-cell table:style-name="ce33" office:value-type="string" calcext:value-type="string">
            <text:p>E. coli biomass objective function (iJO1366) - WT - with 53.95 GAM estimate</text:p>
          </table:table-cell>
          <table:table-cell table:style-name="ce33"/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0" office:value-type="string" calcext:value-type="string">
            <text:p>identical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plus small chemical spec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2" office:value-type="string" calcext:value-type="string">
            <text:p>acid hydrolysi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different reversibilit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verse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ub-network different structur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ifferent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bs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olours aren’t colour-blind friendly at the moment…)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8" office:value-type="string" calcext:value-type="string">
            <text:p>Produced by: Arin Wongprommoon, 8 August 201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Based on: Anargyro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Kinetic wt fluxes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Wt flux at steady state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168301020397" calcext:value-type="float">
            <text:p>0.1683010204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18424019579" calcext:value-type="float">
            <text:p>0.184240195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388254346568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388254346567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15811341733" calcext:value-type="float">
            <text:p>0.1581134173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585064596366" calcext:value-type="float">
            <text:p>0.0585064596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585064284259" calcext:value-type="float">
            <text:p>0.058506428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421476531395" calcext:value-type="float">
            <text:p>0.0421476531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252230375958" calcext:value-type="float">
            <text:p>0.025223037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0565509193922" calcext:value-type="float">
            <text:p>0.005655091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0112695236044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115428803638" calcext:value-type="float">
            <text:p>0.0001154288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794229678663" calcext:value-type="float">
            <text:p>0.079422967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11058670264" calcext:value-type="float">
            <text:p>0.1105867026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ce61" office:value-type="float" office:value="0.0000150577279636" calcext:value-type="float">
            <text:p>1.51E-0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221669382077" calcext:value-type="float">
            <text:p>0.0221669382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382561824425" calcext:value-type="float">
            <text:p>0.3825618244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2263539115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128438045883" calcext:value-type="float">
            <text:p>0.1284380459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11164979433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11164979432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2.79643931968" calcext:value-type="float">
            <text:p>2.796439319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2.51112473232" calcext:value-type="float">
            <text:p>2.5111247323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377639806275" calcext:value-type="float">
            <text:p>0.3776398063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office:value-type="float" office:value="-0.0507762511618" calcext:value-type="float">
            <text:p>-0.0507762512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0259822080379" calcext:value-type="float">
            <text:p>0.025982208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1.76723270501" calcext:value-type="float">
            <text:p>1.767232705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183259142079" calcext:value-type="float">
            <text:p>0.0183259142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70194521714" calcext:value-type="float">
            <text:p>0.7019452171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531370380692" calcext:value-type="float">
            <text:p>0.531370380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61" office:value-type="float" office:value="0.000027521723849" calcext:value-type="float">
            <text:p>2.75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1.25544520689" calcext:value-type="float">
            <text:p>1.255445206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table:style-name="ce61" office:value-type="float" office:value="0.0000000312106678386" calcext:value-type="float">
            <text:p>3.12E-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ins: all reactions present in the kinetic model</text:p>
          </table:table-cell>
          <table:table-cell/>
        </table:table-row>
      </table:table>
      <table:table table:name="Stoichiometric wt flux bound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_biomass_iJO1366_WT_53p95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ins: reactions in the stoichiometric model that have equivalents in the kinetic model</text:p>
          </table:table-cell>
          <table:table-cell table:number-columns-repeated="2"/>
        </table:table-row>
      </table:table>
      <table:table table:name="Stoichiometric flux bounds (fluxde)" table:style-name="ta1">
        <table:table-column table:style-name="co1" table:number-columns-repeated="3" table:default-cell-style-name="Default"/>
        <table:table-row table:style-name="ro1">
          <table:table-cell table:style-name="ce70" office:value-type="string" calcext:value-type="string">
            <text:p>Reaction</text:p>
          </table:table-cell>
          <table:table-cell table:style-name="ce70" office:value-type="string" calcext:value-type="string">
            <text:p>Lower bound</text:p>
          </table:table-cell>
          <table:table-cell table:style-name="ce70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0.1081622459" calcext:value-type="float">
            <text:p>-0.1081622459</text:p>
          </table:table-cell>
          <table:table-cell office:value-type="float" office:value="0.2260424457" calcext:value-type="float">
            <text:p>0.2260424457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4.8164260781898E-018" calcext:value-type="float">
            <text:p>-4.8164260781898E-18</text:p>
          </table:table-cell>
          <table:table-cell office:value-type="float" office:value="0.2289434382" calcext:value-type="float">
            <text:p>0.2289434382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.13047170882416E-022" calcext:value-type="float">
            <text:p>-1.13047170882416E-22</text:p>
          </table:table-cell>
          <table:table-cell office:value-type="float" office:value="0.2285933013" calcext:value-type="float">
            <text:p>0.2285933013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3.00198259299593E-022" calcext:value-type="float">
            <text:p>-3.00198259299593E-22</text:p>
          </table:table-cell>
          <table:table-cell office:value-type="float" office:value="0.2295225759" calcext:value-type="float">
            <text:p>0.2295225759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.28429837564919E-020" calcext:value-type="float">
            <text:p>-1.28429837564919E-20</text:p>
          </table:table-cell>
          <table:table-cell office:value-type="float" office:value="0.4587007721" calcext:value-type="float">
            <text:p>0.4587007721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579513402" calcext:value-type="float">
            <text:p>-0.4579513402</text:p>
          </table:table-cell>
          <table:table-cell office:value-type="float" office:value="2.89171554764465E-017" calcext:value-type="float">
            <text:p>2.89171554764465E-17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584055015" calcext:value-type="float">
            <text:p>-0.4584055015</text:p>
          </table:table-cell>
          <table:table-cell office:value-type="float" office:value="1.9991311055394E-019" calcext:value-type="float">
            <text:p>1.9991311055394E-1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5.59682439751757E-019" calcext:value-type="float">
            <text:p>-5.59682439751757E-19</text:p>
          </table:table-cell>
          <table:table-cell office:value-type="float" office:value="0.4581898116" calcext:value-type="float">
            <text:p>0.458189811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7.08856553815064E-019" calcext:value-type="float">
            <text:p>-7.08856553815064E-19</text:p>
          </table:table-cell>
          <table:table-cell office:value-type="float" office:value="0.4644138619" calcext:value-type="float">
            <text:p>0.4644138619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2.62337095201429E-021" calcext:value-type="float">
            <text:p>-2.62337095201429E-21</text:p>
          </table:table-cell>
          <table:table-cell office:value-type="float" office:value="0.2491929494" calcext:value-type="float">
            <text:p>0.2491929494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-9.88126568715899E-022" calcext:value-type="float">
            <text:p>-9.88126568715899E-22</text:p>
          </table:table-cell>
          <table:table-cell office:value-type="float" office:value="0.2202250418" calcext:value-type="float">
            <text:p>0.220225041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0000818520690228585" calcext:value-type="float">
            <text:p>-8.18520690228585E-07</text:p>
          </table:table-cell>
          <table:table-cell office:value-type="float" office:value="0.2180524046" calcext:value-type="float">
            <text:p>0.2180524046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008363256" calcext:value-type="float">
            <text:p>-0.0008363256</text:p>
          </table:table-cell>
          <table:table-cell office:value-type="float" office:value="0.2531585726" calcext:value-type="float">
            <text:p>0.253158572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608569625" calcext:value-type="float">
            <text:p>-0.0608569625</text:p>
          </table:table-cell>
          <table:table-cell office:value-type="float" office:value="0.0002321584" calcext:value-type="float">
            <text:p>0.0002321584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0.000000470838362465641" calcext:value-type="float">
            <text:p>-4.70838362465641E-07</text:p>
          </table:table-cell>
          <table:table-cell office:value-type="float" office:value="0.0749284272" calcext:value-type="float">
            <text:p>0.0749284272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-1.1E-024" calcext:value-type="float">
            <text:p>-1.1E-24</text:p>
          </table:table-cell>
          <table:table-cell office:value-type="float" office:value="0.007008347" calcext:value-type="float">
            <text:p>0.007008347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8.35E-020" calcext:value-type="float">
            <text:p>-8.35E-20</text:p>
          </table:table-cell>
          <table:table-cell office:value-type="float" office:value="1.3114359677" calcext:value-type="float">
            <text:p>1.3114359677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248076195" calcext:value-type="float">
            <text:p>-0.2248076195</text:p>
          </table:table-cell>
          <table:table-cell office:value-type="float" office:value="3.2645656219" calcext:value-type="float">
            <text:p>3.264565621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9.42E-017" calcext:value-type="float">
            <text:p>-9.42E-17</text:p>
          </table:table-cell>
          <table:table-cell office:value-type="float" office:value="0.000584" calcext:value-type="float">
            <text:p>0.000584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-4.44E-016" calcext:value-type="float">
            <text:p>-4.44E-16</text:p>
          </table:table-cell>
          <table:table-cell office:value-type="float" office:value="0.5235072011" calcext:value-type="float">
            <text:p>0.523507201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0000000120032311136812" calcext:value-type="float">
            <text:p>-1.20032311136812E-13</text:p>
          </table:table-cell>
          <table:table-cell office:value-type="float" office:value="0.6274311024" calcext:value-type="float">
            <text:p>0.62743110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-1.58138677901017E-018" calcext:value-type="float">
            <text:p>-1.58138677901017E-18</text:p>
          </table:table-cell>
          <table:table-cell office:value-type="float" office:value="0.3457864869" calcext:value-type="float">
            <text:p>0.3457864869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.03323318235241E-015" calcext:value-type="float">
            <text:p>-1.03323318235241E-15</text:p>
          </table:table-cell>
          <table:table-cell office:value-type="float" office:value="0.3092021153" calcext:value-type="float">
            <text:p>0.3092021153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8.4808666393846E-016" calcext:value-type="float">
            <text:p>-8.4808666393846E-16</text:p>
          </table:table-cell>
          <table:table-cell office:value-type="float" office:value="0.3020982388" calcext:value-type="float">
            <text:p>0.302098238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000000239793537658467" calcext:value-type="float">
            <text:p>-2.39793537658467E-12</text:p>
          </table:table-cell>
          <table:table-cell office:value-type="float" office:value="0.2178542628" calcext:value-type="float">
            <text:p>0.2178542628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000000106" calcext:value-type="float">
            <text:p>-1.06E-12</text:p>
          </table:table-cell>
          <table:table-cell office:value-type="float" office:value="0.2160644933" calcext:value-type="float">
            <text:p>0.2160644933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2631900615" calcext:value-type="float">
            <text:p>-0.2631900615</text:p>
          </table:table-cell>
          <table:table-cell office:value-type="float" office:value="0.00000000528093155652671" calcext:value-type="float">
            <text:p>5.28093155652671E-09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-0.0000000000000521035935934133" calcext:value-type="float">
            <text:p>-5.21035935934133E-14</text:p>
          </table:table-cell>
          <table:table-cell office:value-type="float" office:value="0.287671052" calcext:value-type="float">
            <text:p>0.2876710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000000173754251454922" calcext:value-type="float">
            <text:p>-1.73754251454922E-12</text:p>
          </table:table-cell>
          <table:table-cell office:value-type="float" office:value="0.2927396543" calcext:value-type="float">
            <text:p>0.2927396543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-2.32986366758421E-016" calcext:value-type="float">
            <text:p>-2.32986366758421E-16</text:p>
          </table:table-cell>
          <table:table-cell office:value-type="float" office:value="27.8961191813" calcext:value-type="float">
            <text:p>27.896119181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28.2141742728" calcext:value-type="float">
            <text:p>-28.2141742728</text:p>
          </table:table-cell>
          <table:table-cell office:value-type="float" office:value="4.5329134402882E-015" calcext:value-type="float">
            <text:p>4.5329134402882E-15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-0.000000000000801409576581018" calcext:value-type="float">
            <text:p>-8.01409576581018E-13</text:p>
          </table:table-cell>
          <table:table-cell office:value-type="float" office:value="0.261530733" calcext:value-type="float">
            <text:p>0.261530733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-3.67842658796351E-016" calcext:value-type="float">
            <text:p>-3.67842658796351E-16</text:p>
          </table:table-cell>
          <table:table-cell office:value-type="float" office:value="0.3204811957" calcext:value-type="float">
            <text:p>0.3204811957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-5.24241677959193E-022" calcext:value-type="float">
            <text:p>-5.24241677959193E-22</text:p>
          </table:table-cell>
          <table:table-cell office:value-type="float" office:value="0.171327424" calcext:value-type="float">
            <text:p>0.17132742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-2.46950432506885E-023" calcext:value-type="float">
            <text:p>-2.46950432506885E-23</text:p>
          </table:table-cell>
          <table:table-cell office:value-type="float" office:value="0.1530294203" calcext:value-type="float">
            <text:p>0.1530294203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-0.0000000000000986150683216655" calcext:value-type="float">
            <text:p>-9.86150683216655E-14</text:p>
          </table:table-cell>
          <table:table-cell office:value-type="float" office:value="0.6272522522" calcext:value-type="float">
            <text:p>0.6272522522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0000000314128402467303" calcext:value-type="float">
            <text:p>-3.14128402467303E-08</text:p>
          </table:table-cell>
          <table:table-cell office:value-type="float" office:value="0.5676432412" calcext:value-type="float">
            <text:p>0.5676432412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0.00000823" calcext:value-type="float">
            <text:p>-0.00000823</text:p>
          </table:table-cell>
          <table:table-cell office:value-type="float" office:value="0.0955831737" calcext:value-type="float">
            <text:p>0.0955831737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00000189" calcext:value-type="float">
            <text:p>0.00000189</text:p>
          </table:table-cell>
          <table:table-cell office:value-type="float" office:value="2.6752444551" calcext:value-type="float">
            <text:p>2.6752444551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-1.87E-032" calcext:value-type="float">
            <text:p>-1.87E-32</text:p>
          </table:table-cell>
          <table:table-cell office:value-type="float" office:value="0.0088019316" calcext:value-type="float">
            <text:p>0.0088019316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-0.00000002" calcext:value-type="float">
            <text:p>-0.00000002</text:p>
          </table:table-cell>
          <table:table-cell office:value-type="float" office:value="0.0088207221" calcext:value-type="float">
            <text:p>0.0088207221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874045399" calcext:value-type="float">
            <text:p>-0.0874045399</text:p>
          </table:table-cell>
          <table:table-cell office:value-type="float" office:value="5.64669913624033E-016" calcext:value-type="float">
            <text:p>5.64669913624033E-1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000000198" calcext:value-type="float">
            <text:p>-1.98E-12</text:p>
          </table:table-cell>
          <table:table-cell office:value-type="float" office:value="0.0957027744" calcext:value-type="float">
            <text:p>0.0957027744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4.27E-016" calcext:value-type="float">
            <text:p>-4.27E-16</text:p>
          </table:table-cell>
          <table:table-cell office:value-type="float" office:value="0.0702811486" calcext:value-type="float">
            <text:p>0.0702811486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7.58E-043" calcext:value-type="float">
            <text:p>7.58E-43</text:p>
          </table:table-cell>
          <table:table-cell office:value-type="float" office:value="0.2300000419" calcext:value-type="float">
            <text:p>0.2300000419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number-columns-repeated="2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-0.000000000000685" calcext:value-type="float">
            <text:p>-6.85E-13</text:p>
          </table:table-cell>
          <table:table-cell office:value-type="float" office:value="1.0396269912" calcext:value-type="float">
            <text:p>1.0396269912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-0.0000000000105" calcext:value-type="float">
            <text:p>-1.05E-11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0005159992" calcext:value-type="float">
            <text:p>-0.0005159992</text:p>
          </table:table-cell>
          <table:table-cell office:value-type="float" office:value="2.9775857944" calcext:value-type="float">
            <text:p>2.9775857944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0.0005734319" calcext:value-type="float">
            <text:p>0.0005734319</text:p>
          </table:table-cell>
          <table:table-cell office:value-type="float" office:value="0.2300000018" calcext:value-type="float">
            <text:p>0.2300000018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0.2238139449" calcext:value-type="float">
            <text:p>-0.2238139449</text:p>
          </table:table-cell>
          <table:table-cell office:value-type="float" office:value="0.0143080512" calcext:value-type="float">
            <text:p>0.0143080512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0.0000154" calcext:value-type="float">
            <text:p>-0.000015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000312" calcext:value-type="float">
            <text:p>-3.12E-11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-1.35E-015" calcext:value-type="float">
            <text:p>-1.35E-15</text:p>
          </table:table-cell>
          <table:table-cell office:value-type="float" office:value="0.00000567" calcext:value-type="float">
            <text:p>0.00000567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0.00000607646785826341" calcext:value-type="float">
            <text:p>-6.07646785826341E-06</text:p>
          </table:table-cell>
          <table:table-cell office:value-type="float" office:value="0.00000000000551964895397183" calcext:value-type="float">
            <text:p>5.51964895397183E-12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0.0004181628" calcext:value-type="float">
            <text:p>-0.0004181628</text:p>
          </table:table-cell>
          <table:table-cell office:value-type="float" office:value="0.1265792863" calcext:value-type="float">
            <text:p>0.1265792863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0.0004181628" calcext:value-type="float">
            <text:p>-0.0004181628</text:p>
          </table:table-cell>
          <table:table-cell office:value-type="float" office:value="0.1265792863" calcext:value-type="float">
            <text:p>0.126579286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Optimal citramalate flux:</text:p>
          </table:table-cell>
          <table:table-cell/>
          <table:table-cell office:value-type="float" office:value="0.292194232763626" calcext:value-type="float">
            <text:p>0.2921942328</text:p>
          </table:table-cell>
        </table:table-row>
      </table:table>
      <table:table table:name="Stoichiometric flux bounds (obj)" table:style-name="ta1">
        <table:table-column table:style-name="co1" table:number-columns-repeated="3" table:default-cell-style-name="Default"/>
        <table:table-row table:style-name="ro1">
          <table:table-cell table:style-name="ce71" office:value-type="string" calcext:value-type="string">
            <text:p>Reaction</text:p>
          </table:table-cell>
          <table:table-cell table:style-name="ce71" office:value-type="string" calcext:value-type="string">
            <text:p>Lower bound</text:p>
          </table:table-cell>
          <table:table-cell table:style-name="ce7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formula="of:=VLOOKUP([.$A$2:.$A$58];['Stoichiometric flux bounds (fluxde)'.$A$2:.$C$2586];2; )" office:value-type="float" office:value="-0.1081622459" calcext:value-type="float">
            <text:p>-0.1081622459</text:p>
          </table:table-cell>
          <table:table-cell table:formula="of:=VLOOKUP([.$A$2:.$A$58];['Stoichiometric flux bounds (fluxde)'.$A$2:.$C$2586];3; )" office:value-type="float" office:value="0.2260424457" calcext:value-type="float">
            <text:p>0.2260424457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$A$2:.$A$58];['Stoichiometric flux bounds (fluxde)'.$A$2:.$C$2586];2; )" office:value-type="float" office:value="-4.8164260781898E-018" calcext:value-type="float">
            <text:p>-4.8164260781898E-18</text:p>
          </table:table-cell>
          <table:table-cell table:formula="of:=VLOOKUP([.$A$2:.$A$58];['Stoichiometric flux bounds (fluxde)'.$A$2:.$C$2586];3; )" office:value-type="float" office:value="0.2289434382" calcext:value-type="float">
            <text:p>0.2289434382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$A$2:.$A$58];['Stoichiometric flux bounds (fluxde)'.$A$2:.$C$2586];2; )" office:value-type="float" office:value="-1.13047170882416E-022" calcext:value-type="float">
            <text:p>-1.13047170882416E-22</text:p>
          </table:table-cell>
          <table:table-cell table:formula="of:=VLOOKUP([.$A$2:.$A$58];['Stoichiometric flux bounds (fluxde)'.$A$2:.$C$2586];3; )" office:value-type="float" office:value="0.2285933013" calcext:value-type="float">
            <text:p>0.2285933013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$A$2:.$A$58];['Stoichiometric flux bounds (fluxde)'.$A$2:.$C$2586];2; )" office:value-type="float" office:value="-3.00198259299593E-022" calcext:value-type="float">
            <text:p>-3.00198259299593E-22</text:p>
          </table:table-cell>
          <table:table-cell table:formula="of:=VLOOKUP([.$A$2:.$A$58];['Stoichiometric flux bounds (fluxde)'.$A$2:.$C$2586];3; )" office:value-type="float" office:value="0.2295225759" calcext:value-type="float">
            <text:p>0.2295225759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table:formula="of:=VLOOKUP([.$A$2:.$A$58];['Stoichiometric flux bounds (fluxde)'.$A$2:.$C$2586];2; )" office:value-type="float" office:value="-1.28429837564919E-020" calcext:value-type="float">
            <text:p>-1.28429837564919E-20</text:p>
          </table:table-cell>
          <table:table-cell table:formula="of:=VLOOKUP([.$A$2:.$A$58];['Stoichiometric flux bounds (fluxde)'.$A$2:.$C$2586];3; )" office:value-type="float" office:value="0.4587007721" calcext:value-type="float">
            <text:p>0.4587007721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$A$2:.$A$58];['Stoichiometric flux bounds (fluxde)'.$A$2:.$C$2586];2; )" office:value-type="float" office:value="-0.4579513402" calcext:value-type="float">
            <text:p>-0.4579513402</text:p>
          </table:table-cell>
          <table:table-cell table:formula="of:=VLOOKUP([.$A$2:.$A$58];['Stoichiometric flux bounds (fluxde)'.$A$2:.$C$2586];3; )" office:value-type="float" office:value="2.89171554764465E-017" calcext:value-type="float">
            <text:p>2.89171554764465E-17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table:formula="of:=VLOOKUP([.$A$2:.$A$58];['Stoichiometric flux bounds (fluxde)'.$A$2:.$C$2586];2; )" office:value-type="float" office:value="-0.4584055015" calcext:value-type="float">
            <text:p>-0.4584055015</text:p>
          </table:table-cell>
          <table:table-cell table:formula="of:=VLOOKUP([.$A$2:.$A$58];['Stoichiometric flux bounds (fluxde)'.$A$2:.$C$2586];3; )" office:value-type="float" office:value="1.9991311055394E-019" calcext:value-type="float">
            <text:p>1.9991311055394E-1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$A$2:.$A$58];['Stoichiometric flux bounds (fluxde)'.$A$2:.$C$2586];2; )" office:value-type="float" office:value="-5.59682439751757E-019" calcext:value-type="float">
            <text:p>-5.59682439751757E-19</text:p>
          </table:table-cell>
          <table:table-cell table:formula="of:=VLOOKUP([.$A$2:.$A$58];['Stoichiometric flux bounds (fluxde)'.$A$2:.$C$2586];3; )" office:value-type="float" office:value="0.4581898116" calcext:value-type="float">
            <text:p>0.458189811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$A$2:.$A$58];['Stoichiometric flux bounds (fluxde)'.$A$2:.$C$2586];2; )" office:value-type="float" office:value="-7.08856553815064E-019" calcext:value-type="float">
            <text:p>-7.08856553815064E-19</text:p>
          </table:table-cell>
          <table:table-cell table:formula="of:=VLOOKUP([.$A$2:.$A$58];['Stoichiometric flux bounds (fluxde)'.$A$2:.$C$2586];3; )" office:value-type="float" office:value="0.4644138619" calcext:value-type="float">
            <text:p>0.4644138619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table:formula="of:=VLOOKUP([.$A$2:.$A$58];['Stoichiometric flux bounds (fluxde)'.$A$2:.$C$2586];2; )" office:value-type="float" office:value="-2.62337095201429E-021" calcext:value-type="float">
            <text:p>-2.62337095201429E-21</text:p>
          </table:table-cell>
          <table:table-cell table:formula="of:=VLOOKUP([.$A$2:.$A$58];['Stoichiometric flux bounds (fluxde)'.$A$2:.$C$2586];3; )" office:value-type="float" office:value="0.2491929494" calcext:value-type="float">
            <text:p>0.2491929494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$A$2:.$A$58];['Stoichiometric flux bounds (fluxde)'.$A$2:.$C$2586];2; )" office:value-type="float" office:value="-9.88126568715899E-022" calcext:value-type="float">
            <text:p>-9.88126568715899E-22</text:p>
          </table:table-cell>
          <table:table-cell table:formula="of:=VLOOKUP([.$A$2:.$A$58];['Stoichiometric flux bounds (fluxde)'.$A$2:.$C$2586];3; )" office:value-type="float" office:value="0.2202250418" calcext:value-type="float">
            <text:p>0.220225041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$A$2:.$A$58];['Stoichiometric flux bounds (fluxde)'.$A$2:.$C$2586];2; )" office:value-type="float" office:value="-0.000000818520690228585" calcext:value-type="float">
            <text:p>-8.18520690228585E-07</text:p>
          </table:table-cell>
          <table:table-cell table:formula="of:=VLOOKUP([.$A$2:.$A$58];['Stoichiometric flux bounds (fluxde)'.$A$2:.$C$2586];3; )" office:value-type="float" office:value="0.2180524046" calcext:value-type="float">
            <text:p>0.2180524046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$A$2:.$A$58];['Stoichiometric flux bounds (fluxde)'.$A$2:.$C$2586];2; )" office:value-type="float" office:value="-0.0008363256" calcext:value-type="float">
            <text:p>-0.0008363256</text:p>
          </table:table-cell>
          <table:table-cell table:formula="of:=VLOOKUP([.$A$2:.$A$58];['Stoichiometric flux bounds (fluxde)'.$A$2:.$C$2586];3; )" office:value-type="float" office:value="0.2531585726" calcext:value-type="float">
            <text:p>0.253158572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$A$2:.$A$58];['Stoichiometric flux bounds (fluxde)'.$A$2:.$C$2586];2; )" office:value-type="float" office:value="-0.0608569625" calcext:value-type="float">
            <text:p>-0.0608569625</text:p>
          </table:table-cell>
          <table:table-cell table:formula="of:=VLOOKUP([.$A$2:.$A$58];['Stoichiometric flux bounds (fluxde)'.$A$2:.$C$2586];3; )" office:value-type="float" office:value="0.0002321584" calcext:value-type="float">
            <text:p>0.0002321584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table:formula="of:=VLOOKUP([.$A$2:.$A$58];['Stoichiometric flux bounds (fluxde)'.$A$2:.$C$2586];2; )" office:value-type="float" office:value="-0.000000470838362465641" calcext:value-type="float">
            <text:p>-4.70838362465641E-07</text:p>
          </table:table-cell>
          <table:table-cell table:formula="of:=VLOOKUP([.$A$2:.$A$58];['Stoichiometric flux bounds (fluxde)'.$A$2:.$C$2586];3; )" office:value-type="float" office:value="0.0749284272" calcext:value-type="float">
            <text:p>0.0749284272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$A$2:.$A$58];['Stoichiometric flux bounds (fluxde)'.$A$2:.$C$2586];2; )" office:value-type="float" office:value="-1.1E-024" calcext:value-type="float">
            <text:p>-1.1E-24</text:p>
          </table:table-cell>
          <table:table-cell table:formula="of:=VLOOKUP([.$A$2:.$A$58];['Stoichiometric flux bounds (fluxde)'.$A$2:.$C$2586];3; )" office:value-type="float" office:value="0.007008347" calcext:value-type="float">
            <text:p>0.007008347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$A$2:.$A$58];['Stoichiometric flux bounds (fluxde)'.$A$2:.$C$2586];2; )" office:value-type="float" office:value="-8.35E-020" calcext:value-type="float">
            <text:p>-8.35E-20</text:p>
          </table:table-cell>
          <table:table-cell table:formula="of:=VLOOKUP([.$A$2:.$A$58];['Stoichiometric flux bounds (fluxde)'.$A$2:.$C$2586];3; )" office:value-type="float" office:value="1.3114359677" calcext:value-type="float">
            <text:p>1.3114359677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table:formula="of:=VLOOKUP([.$A$2:.$A$58];['Stoichiometric flux bounds (fluxde)'.$A$2:.$C$2586];2; )" office:value-type="float" office:value="-0.2248076195" calcext:value-type="float">
            <text:p>-0.2248076195</text:p>
          </table:table-cell>
          <table:table-cell table:formula="of:=VLOOKUP([.$A$2:.$A$58];['Stoichiometric flux bounds (fluxde)'.$A$2:.$C$2586];3; )" office:value-type="float" office:value="3.2645656219" calcext:value-type="float">
            <text:p>3.264565621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$A$2:.$A$58];['Stoichiometric flux bounds (fluxde)'.$A$2:.$C$2586];2; )" office:value-type="float" office:value="-9.42E-017" calcext:value-type="float">
            <text:p>-9.42E-17</text:p>
          </table:table-cell>
          <table:table-cell table:formula="of:=VLOOKUP([.$A$2:.$A$58];['Stoichiometric flux bounds (fluxde)'.$A$2:.$C$2586];3; )" office:value-type="float" office:value="0.000584" calcext:value-type="float">
            <text:p>0.000584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table:formula="of:=VLOOKUP([.$A$2:.$A$58];['Stoichiometric flux bounds (fluxde)'.$A$2:.$C$2586];2; )" office:value-type="float" office:value="-4.44E-016" calcext:value-type="float">
            <text:p>-4.44E-16</text:p>
          </table:table-cell>
          <table:table-cell table:formula="of:=VLOOKUP([.$A$2:.$A$58];['Stoichiometric flux bounds (fluxde)'.$A$2:.$C$2586];3; )" office:value-type="float" office:value="0.5235072011" calcext:value-type="float">
            <text:p>0.523507201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$A$2:.$A$58];['Stoichiometric flux bounds (fluxde)'.$A$2:.$C$2586];2; )" office:value-type="float" office:value="-0.000000000000120032311136812" calcext:value-type="float">
            <text:p>-1.20032311136812E-13</text:p>
          </table:table-cell>
          <table:table-cell table:formula="of:=VLOOKUP([.$A$2:.$A$58];['Stoichiometric flux bounds (fluxde)'.$A$2:.$C$2586];3; )" office:value-type="float" office:value="0.6274311024" calcext:value-type="float">
            <text:p>0.62743110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formula="of:=VLOOKUP([.$A$2:.$A$58];['Stoichiometric flux bounds (fluxde)'.$A$2:.$C$2586];2; )" office:value-type="float" office:value="-1.58138677901017E-018" calcext:value-type="float">
            <text:p>-1.58138677901017E-18</text:p>
          </table:table-cell>
          <table:table-cell table:formula="of:=VLOOKUP([.$A$2:.$A$58];['Stoichiometric flux bounds (fluxde)'.$A$2:.$C$2586];3; )" office:value-type="float" office:value="0.3457864869" calcext:value-type="float">
            <text:p>0.3457864869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table:formula="of:=VLOOKUP([.$A$2:.$A$58];['Stoichiometric flux bounds (fluxde)'.$A$2:.$C$2586];2; )" office:value-type="float" office:value="-1.03323318235241E-015" calcext:value-type="float">
            <text:p>-1.03323318235241E-15</text:p>
          </table:table-cell>
          <table:table-cell table:formula="of:=VLOOKUP([.$A$2:.$A$58];['Stoichiometric flux bounds (fluxde)'.$A$2:.$C$2586];3; )" office:value-type="float" office:value="0.3092021153" calcext:value-type="float">
            <text:p>0.3092021153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table:formula="of:=VLOOKUP([.$A$2:.$A$58];['Stoichiometric flux bounds (fluxde)'.$A$2:.$C$2586];2; )" office:value-type="float" office:value="-8.4808666393846E-016" calcext:value-type="float">
            <text:p>-8.4808666393846E-16</text:p>
          </table:table-cell>
          <table:table-cell table:formula="of:=VLOOKUP([.$A$2:.$A$58];['Stoichiometric flux bounds (fluxde)'.$A$2:.$C$2586];3; )" office:value-type="float" office:value="0.3020982388" calcext:value-type="float">
            <text:p>0.302098238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table:formula="of:=VLOOKUP([.$A$2:.$A$58];['Stoichiometric flux bounds (fluxde)'.$A$2:.$C$2586];2; )" office:value-type="float" office:value="-0.00000000000239793537658467" calcext:value-type="float">
            <text:p>-2.39793537658467E-12</text:p>
          </table:table-cell>
          <table:table-cell table:formula="of:=VLOOKUP([.$A$2:.$A$58];['Stoichiometric flux bounds (fluxde)'.$A$2:.$C$2586];3; )" office:value-type="float" office:value="0.2178542628" calcext:value-type="float">
            <text:p>0.2178542628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table:formula="of:=VLOOKUP([.$A$2:.$A$58];['Stoichiometric flux bounds (fluxde)'.$A$2:.$C$2586];2; )" office:value-type="float" office:value="-0.00000000000106" calcext:value-type="float">
            <text:p>-1.06E-12</text:p>
          </table:table-cell>
          <table:table-cell table:formula="of:=VLOOKUP([.$A$2:.$A$58];['Stoichiometric flux bounds (fluxde)'.$A$2:.$C$2586];3; )" office:value-type="float" office:value="0.2160644933" calcext:value-type="float">
            <text:p>0.2160644933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table:formula="of:=VLOOKUP([.$A$2:.$A$58];['Stoichiometric flux bounds (fluxde)'.$A$2:.$C$2586];2; )" office:value-type="float" office:value="-0.2631900615" calcext:value-type="float">
            <text:p>-0.2631900615</text:p>
          </table:table-cell>
          <table:table-cell table:formula="of:=VLOOKUP([.$A$2:.$A$58];['Stoichiometric flux bounds (fluxde)'.$A$2:.$C$2586];3; )" office:value-type="float" office:value="0.00000000528093155652671" calcext:value-type="float">
            <text:p>5.28093155652671E-09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table:formula="of:=VLOOKUP([.$A$2:.$A$58];['Stoichiometric flux bounds (fluxde)'.$A$2:.$C$2586];2; )" office:value-type="float" office:value="-0.0000000000000521035935934133" calcext:value-type="float">
            <text:p>-5.21035935934133E-14</text:p>
          </table:table-cell>
          <table:table-cell table:formula="of:=VLOOKUP([.$A$2:.$A$58];['Stoichiometric flux bounds (fluxde)'.$A$2:.$C$2586];3; )" office:value-type="float" office:value="0.287671052" calcext:value-type="float">
            <text:p>0.2876710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table:formula="of:=VLOOKUP([.$A$2:.$A$58];['Stoichiometric flux bounds (fluxde)'.$A$2:.$C$2586];2; )" office:value-type="float" office:value="-0.00000000000173754251454922" calcext:value-type="float">
            <text:p>-1.73754251454922E-12</text:p>
          </table:table-cell>
          <table:table-cell table:formula="of:=VLOOKUP([.$A$2:.$A$58];['Stoichiometric flux bounds (fluxde)'.$A$2:.$C$2586];3; )" office:value-type="float" office:value="0.2927396543" calcext:value-type="float">
            <text:p>0.2927396543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table:formula="of:=VLOOKUP([.$A$2:.$A$58];['Stoichiometric flux bounds (fluxde)'.$A$2:.$C$2586];2; )" office:value-type="float" office:value="-2.32986366758421E-016" calcext:value-type="float">
            <text:p>-2.32986366758421E-16</text:p>
          </table:table-cell>
          <table:table-cell table:formula="of:=VLOOKUP([.$A$2:.$A$58];['Stoichiometric flux bounds (fluxde)'.$A$2:.$C$2586];3; )" office:value-type="float" office:value="27.8961191813" calcext:value-type="float">
            <text:p>27.896119181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$A$2:.$A$58];['Stoichiometric flux bounds (fluxde)'.$A$2:.$C$2586];2; )" office:value-type="float" office:value="-28.2141742728" calcext:value-type="float">
            <text:p>-28.2141742728</text:p>
          </table:table-cell>
          <table:table-cell table:formula="of:=VLOOKUP([.$A$2:.$A$58];['Stoichiometric flux bounds (fluxde)'.$A$2:.$C$2586];3; )" office:value-type="float" office:value="4.5329134402882E-015" calcext:value-type="float">
            <text:p>4.5329134402882E-15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table:formula="of:=VLOOKUP([.$A$2:.$A$58];['Stoichiometric flux bounds (fluxde)'.$A$2:.$C$2586];2; )" office:value-type="float" office:value="-0.000000000000801409576581018" calcext:value-type="float">
            <text:p>-8.01409576581018E-13</text:p>
          </table:table-cell>
          <table:table-cell table:formula="of:=VLOOKUP([.$A$2:.$A$58];['Stoichiometric flux bounds (fluxde)'.$A$2:.$C$2586];3; )" office:value-type="float" office:value="0.261530733" calcext:value-type="float">
            <text:p>0.261530733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table:formula="of:=VLOOKUP([.$A$2:.$A$58];['Stoichiometric flux bounds (fluxde)'.$A$2:.$C$2586];2; )" office:value-type="float" office:value="-3.67842658796351E-016" calcext:value-type="float">
            <text:p>-3.67842658796351E-16</text:p>
          </table:table-cell>
          <table:table-cell table:formula="of:=VLOOKUP([.$A$2:.$A$58];['Stoichiometric flux bounds (fluxde)'.$A$2:.$C$2586];3; )" office:value-type="float" office:value="0.3204811957" calcext:value-type="float">
            <text:p>0.3204811957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$A$2:.$A$58];['Stoichiometric flux bounds (fluxde)'.$A$2:.$C$2586];2; )" office:value-type="float" office:value="-5.24241677959193E-022" calcext:value-type="float">
            <text:p>-5.24241677959193E-22</text:p>
          </table:table-cell>
          <table:table-cell table:formula="of:=VLOOKUP([.$A$2:.$A$58];['Stoichiometric flux bounds (fluxde)'.$A$2:.$C$2586];3; )" office:value-type="float" office:value="0.171327424" calcext:value-type="float">
            <text:p>0.17132742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$A$2:.$A$58];['Stoichiometric flux bounds (fluxde)'.$A$2:.$C$2586];2; )" office:value-type="float" office:value="-2.46950432506885E-023" calcext:value-type="float">
            <text:p>-2.46950432506885E-23</text:p>
          </table:table-cell>
          <table:table-cell table:formula="of:=VLOOKUP([.$A$2:.$A$58];['Stoichiometric flux bounds (fluxde)'.$A$2:.$C$2586];3; )" office:value-type="float" office:value="0.1530294203" calcext:value-type="float">
            <text:p>0.1530294203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table:formula="of:=VLOOKUP([.$A$2:.$A$58];['Stoichiometric flux bounds (fluxde)'.$A$2:.$C$2586];2; )" office:value-type="float" office:value="-0.0000000000000986150683216655" calcext:value-type="float">
            <text:p>-9.86150683216655E-14</text:p>
          </table:table-cell>
          <table:table-cell table:formula="of:=VLOOKUP([.$A$2:.$A$58];['Stoichiometric flux bounds (fluxde)'.$A$2:.$C$2586];3; )" office:value-type="float" office:value="0.6272522522" calcext:value-type="float">
            <text:p>0.6272522522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table:formula="of:=VLOOKUP([.$A$2:.$A$58];['Stoichiometric flux bounds (fluxde)'.$A$2:.$C$2586];2; )" office:value-type="float" office:value="-0.0000000314128402467303" calcext:value-type="float">
            <text:p>-3.14128402467303E-08</text:p>
          </table:table-cell>
          <table:table-cell table:formula="of:=VLOOKUP([.$A$2:.$A$58];['Stoichiometric flux bounds (fluxde)'.$A$2:.$C$2586];3; )" office:value-type="float" office:value="0.5676432412" calcext:value-type="float">
            <text:p>0.5676432412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table:formula="of:=VLOOKUP([.$A$2:.$A$58];['Stoichiometric flux bounds (fluxde)'.$A$2:.$C$2586];2; )" office:value-type="float" office:value="-0.00000823" calcext:value-type="float">
            <text:p>-0.00000823</text:p>
          </table:table-cell>
          <table:table-cell table:formula="of:=VLOOKUP([.$A$2:.$A$58];['Stoichiometric flux bounds (fluxde)'.$A$2:.$C$2586];3; )" office:value-type="float" office:value="0.0955831737" calcext:value-type="float">
            <text:p>0.0955831737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table:formula="of:=VLOOKUP([.$A$2:.$A$58];['Stoichiometric flux bounds (fluxde)'.$A$2:.$C$2586];2; )" office:value-type="float" office:value="0.00000189" calcext:value-type="float">
            <text:p>0.00000189</text:p>
          </table:table-cell>
          <table:table-cell table:formula="of:=VLOOKUP([.$A$2:.$A$58];['Stoichiometric flux bounds (fluxde)'.$A$2:.$C$2586];3; )" office:value-type="float" office:value="2.6752444551" calcext:value-type="float">
            <text:p>2.6752444551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table:formula="of:=VLOOKUP([.$A$2:.$A$58];['Stoichiometric flux bounds (fluxde)'.$A$2:.$C$2586];2; )" office:value-type="float" office:value="-1.87E-032" calcext:value-type="float">
            <text:p>-1.87E-32</text:p>
          </table:table-cell>
          <table:table-cell table:formula="of:=VLOOKUP([.$A$2:.$A$58];['Stoichiometric flux bounds (fluxde)'.$A$2:.$C$2586];3; )" office:value-type="float" office:value="0.0088019316" calcext:value-type="float">
            <text:p>0.0088019316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table:formula="of:=VLOOKUP([.$A$2:.$A$58];['Stoichiometric flux bounds (fluxde)'.$A$2:.$C$2586];2; )" office:value-type="float" office:value="-0.00000002" calcext:value-type="float">
            <text:p>-0.00000002</text:p>
          </table:table-cell>
          <table:table-cell table:formula="of:=VLOOKUP([.$A$2:.$A$58];['Stoichiometric flux bounds (fluxde)'.$A$2:.$C$2586];3; )" office:value-type="float" office:value="0.0088207221" calcext:value-type="float">
            <text:p>0.0088207221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table:formula="of:=VLOOKUP([.$A$2:.$A$58];['Stoichiometric flux bounds (fluxde)'.$A$2:.$C$2586];2; )" office:value-type="float" office:value="-0.0874045399" calcext:value-type="float">
            <text:p>-0.0874045399</text:p>
          </table:table-cell>
          <table:table-cell table:formula="of:=VLOOKUP([.$A$2:.$A$58];['Stoichiometric flux bounds (fluxde)'.$A$2:.$C$2586];3; )" office:value-type="float" office:value="5.64669913624033E-016" calcext:value-type="float">
            <text:p>5.64669913624033E-1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$A$2:.$A$58];['Stoichiometric flux bounds (fluxde)'.$A$2:.$C$2586];2; )" office:value-type="float" office:value="-0.00000000000198" calcext:value-type="float">
            <text:p>-1.98E-12</text:p>
          </table:table-cell>
          <table:table-cell table:formula="of:=VLOOKUP([.$A$2:.$A$58];['Stoichiometric flux bounds (fluxde)'.$A$2:.$C$2586];3; )" office:value-type="float" office:value="0.0957027744" calcext:value-type="float">
            <text:p>0.0957027744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table:formula="of:=VLOOKUP([.$A$2:.$A$58];['Stoichiometric flux bounds (fluxde)'.$A$2:.$C$2586];2; )" office:value-type="float" office:value="-4.27E-016" calcext:value-type="float">
            <text:p>-4.27E-16</text:p>
          </table:table-cell>
          <table:table-cell table:formula="of:=VLOOKUP([.$A$2:.$A$58];['Stoichiometric flux bounds (fluxde)'.$A$2:.$C$2586];3; )" office:value-type="float" office:value="0.0702811486" calcext:value-type="float">
            <text:p>0.0702811486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table:formula="of:=VLOOKUP([.$A$2:.$A$58];['Stoichiometric flux bounds (fluxde)'.$A$2:.$C$2586];2; )" office:value-type="float" office:value="7.58E-043" calcext:value-type="float">
            <text:p>7.58E-43</text:p>
          </table:table-cell>
          <table:table-cell table:formula="of:=VLOOKUP([.$A$2:.$A$58];['Stoichiometric flux bounds (fluxde)'.$A$2:.$C$2586];3; )" office:value-type="float" office:value="0.2300000419" calcext:value-type="float">
            <text:p>0.2300000419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formula="of:=VLOOKUP([.$A$2:.$A$58];['Stoichiometric flux bounds (fluxde)'.$A$2:.$C$2586];2; )" office:value-type="float" office:value="-0.23" calcext:value-type="float">
            <text:p>-0.23</text:p>
          </table:table-cell>
          <table:table-cell table:formula="of:=VLOOKUP([.$A$2:.$A$58];['Stoichiometric flux bounds (fluxde)'.$A$2:.$C$2586];3; )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table:formula="of:=VLOOKUP([.$A$2:.$A$58];['Stoichiometric flux bounds (fluxde)'.$A$2:.$C$2586];2; )" office:value-type="float" office:value="-0.000000000000685" calcext:value-type="float">
            <text:p>-6.85E-13</text:p>
          </table:table-cell>
          <table:table-cell table:formula="of:=VLOOKUP([.$A$2:.$A$58];['Stoichiometric flux bounds (fluxde)'.$A$2:.$C$2586];3; )" office:value-type="float" office:value="1.0396269912" calcext:value-type="float">
            <text:p>1.0396269912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table:formula="of:=VLOOKUP([.$A$2:.$A$58];['Stoichiometric flux bounds (fluxde)'.$A$2:.$C$2586];2; )" office:value-type="float" office:value="-0.0000000000105" calcext:value-type="float">
            <text:p>-1.05E-11</text:p>
          </table:table-cell>
          <table:table-cell table:formula="of:=VLOOKUP([.$A$2:.$A$58];['Stoichiometric flux bounds (fluxde)'.$A$2:.$C$2586];3; )"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table:formula="of:=VLOOKUP([.$A$2:.$A$58];['Stoichiometric flux bounds (fluxde)'.$A$2:.$C$2586];2; )" office:value-type="float" office:value="-0.0005159992" calcext:value-type="float">
            <text:p>-0.0005159992</text:p>
          </table:table-cell>
          <table:table-cell table:formula="of:=VLOOKUP([.$A$2:.$A$58];['Stoichiometric flux bounds (fluxde)'.$A$2:.$C$2586];3; )" office:value-type="float" office:value="2.9775857944" calcext:value-type="float">
            <text:p>2.9775857944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table:formula="of:=VLOOKUP([.$A$2:.$A$58];['Stoichiometric flux bounds (fluxde)'.$A$2:.$C$2586];2; )" office:value-type="float" office:value="0.0005734319" calcext:value-type="float">
            <text:p>0.0005734319</text:p>
          </table:table-cell>
          <table:table-cell table:formula="of:=VLOOKUP([.$A$2:.$A$58];['Stoichiometric flux bounds (fluxde)'.$A$2:.$C$2586];3; )" office:value-type="float" office:value="0.2300000018" calcext:value-type="float">
            <text:p>0.2300000018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table:formula="of:=VLOOKUP([.$A$2:.$A$58];['Stoichiometric flux bounds (fluxde)'.$A$2:.$C$2586];2; )" office:value-type="float" office:value="-0.2238139449" calcext:value-type="float">
            <text:p>-0.2238139449</text:p>
          </table:table-cell>
          <table:table-cell table:formula="of:=VLOOKUP([.$A$2:.$A$58];['Stoichiometric flux bounds (fluxde)'.$A$2:.$C$2586];3; )" office:value-type="float" office:value="0.0143080512" calcext:value-type="float">
            <text:p>0.0143080512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table:formula="of:=VLOOKUP([.$A$2:.$A$58];['Stoichiometric flux bounds (fluxde)'.$A$2:.$C$2586];2; )" office:value-type="float" office:value="-0.0000154" calcext:value-type="float">
            <text:p>-0.0000154</text:p>
          </table:table-cell>
          <table:table-cell table:formula="of:=VLOOKUP([.$A$2:.$A$58];['Stoichiometric flux bounds (fluxde)'.$A$2:.$C$2586];3; )"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table:formula="of:=VLOOKUP([.$A$2:.$A$58];['Stoichiometric flux bounds (fluxde)'.$A$2:.$C$2586];2; )" office:value-type="float" office:value="-0.0000000000312" calcext:value-type="float">
            <text:p>-3.12E-11</text:p>
          </table:table-cell>
          <table:table-cell table:formula="of:=VLOOKUP([.$A$2:.$A$58];['Stoichiometric flux bounds (fluxde)'.$A$2:.$C$2586];3; )" office:value-type="float" office:value="0.00037" calcext:value-type="float">
            <text:p>0.00037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table:formula="of:=VLOOKUP([.$A$2:.$A$58];['Stoichiometric flux bounds (fluxde)'.$A$2:.$C$2586];2; )" office:value-type="float" office:value="-1.35E-015" calcext:value-type="float">
            <text:p>-1.35E-15</text:p>
          </table:table-cell>
          <table:table-cell table:formula="of:=VLOOKUP([.$A$2:.$A$58];['Stoichiometric flux bounds (fluxde)'.$A$2:.$C$2586];3; )" office:value-type="float" office:value="0.00000567" calcext:value-type="float">
            <text:p>0.00000567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table:formula="of:=VLOOKUP([.$A$2:.$A$58];['Stoichiometric flux bounds (fluxde)'.$A$2:.$C$2586];2; )" office:value-type="float" office:value="-0.00000607646785826341" calcext:value-type="float">
            <text:p>-6.07646785826341E-06</text:p>
          </table:table-cell>
          <table:table-cell table:formula="of:=VLOOKUP([.$A$2:.$A$58];['Stoichiometric flux bounds (fluxde)'.$A$2:.$C$2586];3; )" office:value-type="float" office:value="0.00000000000551964895397183" calcext:value-type="float">
            <text:p>5.51964895397183E-12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table:formula="of:=VLOOKUP([.$A$2:.$A$58];['Stoichiometric flux bounds (fluxde)'.$A$2:.$C$2586];2; )" office:value-type="float" office:value="-0.0004181628" calcext:value-type="float">
            <text:p>-0.0004181628</text:p>
          </table:table-cell>
          <table:table-cell table:formula="of:=VLOOKUP([.$A$2:.$A$58];['Stoichiometric flux bounds (fluxde)'.$A$2:.$C$2586];3; )" office:value-type="float" office:value="0.1265792863" calcext:value-type="float">
            <text:p>0.1265792863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table:formula="of:=VLOOKUP([.$A$2:.$A$58];['Stoichiometric flux bounds (fluxde)'.$A$2:.$C$2586];2; )" office:value-type="float" office:value="-0.0004181628" calcext:value-type="float">
            <text:p>-0.0004181628</text:p>
          </table:table-cell>
          <table:table-cell table:formula="of:=VLOOKUP([.$A$2:.$A$58];['Stoichiometric flux bounds (fluxde)'.$A$2:.$C$2586];3; )" office:value-type="float" office:value="0.1265792863" calcext:value-type="float">
            <text:p>0.1265792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0" loext:min-decimal-places="0" number:min-integer-digits="4">
        <number:embedded-text number:position="3">.</number:embedded-text>
      </number:number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6:14:03.538604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8-08T16:14:15.439393391</dc:date>
    <meta:editing-duration>PT12H27M27S</meta:editing-duration>
    <meta:editing-cycles>38</meta:editing-cycles>
    <meta:generator>LibreOffice/5.1.6.2$Linux_X86_64 LibreOffice_project/10m0$Build-2</meta:generator>
    <meta:document-statistic meta:table-count="6" meta:cell-count="1246" meta:object-count="0"/>
  </office:meta>
</office:document-meta>
</file>